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3.99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43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5.54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4.09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20.57mm"/>
    </style:style>
    <style:style style:name="co18" style:family="table-column">
      <style:table-column-properties fo:break-before="auto" style:column-width="34.04mm"/>
    </style:style>
    <style:style style:name="co19" style:family="table-column">
      <style:table-column-properties fo:break-before="auto" style:column-width="33.16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70.54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5.72mm" fo:break-before="auto" style:use-optimal-row-height="tru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5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  <style:style style:name="T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33% 58%"/>
    </style:style>
    <style:style style:name="T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細明體" style:text-position="0% 100%" style:font-name-asian="細明體"/>
    </style:style>
    <style:style style:name="T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text-position="0% 100%" style:font-name="Times New Roman" style:font-name-complex="Times New Roman"/>
    </style:style>
    <style:style style:name="T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1年(西元1982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1403928.0309986" calcext:value-type="float">
            <text:p><text:s/>1,403,928 <text:s/></text:p>
          </table:table-cell>
          <table:table-cell table:style-name="ce41" office:value-type="float" office:value="110589.692955803" calcext:value-type="float">
            <text:p><text:s/>110,590 <text:s/></text:p>
          </table:table-cell>
          <table:table-cell table:style-name="ce41" office:value-type="float" office:value="1293338.33804279" calcext:value-type="float">
            <text:p><text:s/>1,293,338 <text:s/></text:p>
          </table:table-cell>
          <table:table-cell table:number-columns-repeated="6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3470955.532" calcext:value-type="float">
            <text:p><text:s/>3,470,956 <text:s/></text:p>
          </table:table-cell>
          <table:table-cell table:style-name="ce42" office:value-type="float" office:value="1562495.4" calcext:value-type="float">
            <text:p><text:s/>1,562,495 <text:s/></text:p>
          </table:table-cell>
          <table:table-cell table:style-name="ce42" office:value-type="float" office:value="1908411.832" calcext:value-type="float">
            <text:p><text:s/>1,908,4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8.3" calcext:value-type="float">
            <text:p><text:s/>4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6006" calcext:value-type="float">
            <text:p><text:s/>6,00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6006" calcext:value-type="float">
            <text:p><text:s/>6,00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815347.420408596" calcext:value-type="float">
            <text:p><text:s/>815,347 <text:s/></text:p>
          </table:table-cell>
          <table:table-cell table:style-name="ce42" office:value-type="float" office:value="89316.9319558028" calcext:value-type="float">
            <text:p><text:s/>89,317 <text:s/></text:p>
          </table:table-cell>
          <table:table-cell table:style-name="ce42" office:value-type="float" office:value="735167.339042793" calcext:value-type="float">
            <text:p><text:s/>735,1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-9136.85059" calcext:value-type="float">
            <text:p><text:s/>-9,13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4053530.14259" calcext:value-type="float">
            <text:p><text:s/>4,053,530 <text:s/></text:p>
          </table:table-cell>
          <table:table-cell table:style-name="ce43" office:value-type="float" office:value="1583768.161" calcext:value-type="float">
            <text:p><text:s/>1,583,768 <text:s/></text:p>
          </table:table-cell>
          <table:table-cell table:style-name="ce43" office:value-type="float" office:value="2466582.831" calcext:value-type="float">
            <text:p><text:s/>2,466,58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3179.15059" calcext:value-type="float">
            <text:p><text:s/>3,179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416.64" calcext:value-type="float">
            <text:p><text:s/>417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571352.19701" calcext:value-type="float">
            <text:p><text:s/>3,571,352 <text:s/></text:p>
          </table:table-cell>
          <table:table-cell table:style-name="ce42" office:value-type="float" office:value="1583768.161" calcext:value-type="float">
            <text:p><text:s/>1,583,768 <text:s/></text:p>
          </table:table-cell>
          <table:table-cell table:style-name="ce42" office:value-type="float" office:value="991968.055" calcext:value-type="float">
            <text:p><text:s/>991,96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95615.98101" calcext:value-type="float">
            <text:p><text:s/>995,61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590103.861" calcext:value-type="float">
            <text:p><text:s/>1,590,104 <text:s/></text:p>
          </table:table-cell>
          <table:table-cell table:style-name="ce42" office:value-type="float" office:value="1583768.161" calcext:value-type="float">
            <text:p><text:s/>1,583,76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335.7" calcext:value-type="float">
            <text:p><text:s/>6,33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989280.28101" calcext:value-type="float">
            <text:p><text:s/>989,28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989280.28101" calcext:value-type="float">
            <text:p><text:s/>989,28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91968.055" calcext:value-type="float">
            <text:p><text:s/>991,96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91968.055" calcext:value-type="float">
            <text:p><text:s/>991,96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591128.14" calcext:value-type="float">
            <text:p><text:s/>1,591,12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273953.8" calcext:value-type="float">
            <text:p><text:s/>1,273,95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591128.14" calcext:value-type="float">
            <text:p><text:s/>1,591,12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273953.8" calcext:value-type="float">
            <text:p><text:s/>1,273,95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47808.443" calcext:value-type="float">
            <text:p><text:s/>147,8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8323.663" calcext:value-type="float">
            <text:p><text:s/>128,3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644.1" calcext:value-type="float">
            <text:p><text:s/>5,64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6374.451" calcext:value-type="float">
            <text:p><text:s/>6,3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689.151" calcext:value-type="float">
            <text:p><text:s/>5,68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85.3" calcext:value-type="float">
            <text:p><text:s/>68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41433.992" calcext:value-type="float">
            <text:p><text:s/>141,43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2634.512" calcext:value-type="float">
            <text:p><text:s/>122,63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958.8" calcext:value-type="float">
            <text:p><text:s/>4,95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798.45059" calcext:value-type="float">
            <text:p><text:s/>798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798.45059" calcext:value-type="float">
            <text:p><text:s/>798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924282.55199" calcext:value-type="float">
            <text:p><text:s/>1,924,28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346291.113" calcext:value-type="float">
            <text:p><text:s/>1,346,291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275074.41899" calcext:value-type="float">
            <text:p><text:s/>275,074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924282.55199" calcext:value-type="float">
            <text:p><text:s/>1,924,28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346291.113" calcext:value-type="float">
            <text:p><text:s/>1,346,291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275074.41899" calcext:value-type="float">
            <text:p><text:s/>275,074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1824061.92999" calcext:value-type="float">
            <text:p><text:s/>1,824,06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52535.271" calcext:value-type="float">
            <text:p><text:s/>1,252,53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4151.11899" calcext:value-type="float">
            <text:p><text:s/>274,15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23580.069" calcext:value-type="float">
            <text:p><text:s/>23,5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572.369" calcext:value-type="float">
            <text:p><text:s/>23,57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.7" calcext:value-type="float">
            <text:p><text:s/>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0033.501" calcext:value-type="float">
            <text:p><text:s/>10,03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354.721" calcext:value-type="float">
            <text:p><text:s/>6,35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469.2" calcext:value-type="float">
            <text:p><text:s/>3,46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14355.108" calcext:value-type="float">
            <text:p><text:s/>14,3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355.108" calcext:value-type="float">
            <text:p><text:s/>14,35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344.565" calcext:value-type="float">
            <text:p><text:s/>34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4.565" calcext:value-type="float">
            <text:p><text:s/>34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67630.158" calcext:value-type="float">
            <text:p><text:s/>67,63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7630.158" calcext:value-type="float">
            <text:p><text:s/>67,63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86267.878" calcext:value-type="float">
            <text:p><text:s/>86,26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6249.398" calcext:value-type="float">
            <text:p><text:s/>86,24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58581.712" calcext:value-type="float">
            <text:p><text:s/>58,58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8581.712" calcext:value-type="float">
            <text:p><text:s/>58,58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3780.791" calcext:value-type="float">
            <text:p><text:s/>3,7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80.791" calcext:value-type="float">
            <text:p><text:s/>3,78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23905.375" calcext:value-type="float">
            <text:p><text:s/>23,905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23886.895" calcext:value-type="float">
            <text:p><text:s/>23,887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2126.29" calcext:value-type="float">
            <text:p><text:s/>2,12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26.29" calcext:value-type="float">
            <text:p><text:s/>2,12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069651.663" calcext:value-type="float">
            <text:p><text:s/>1,069,6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44133.163" calcext:value-type="float">
            <text:p><text:s/>1,044,13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518.5" calcext:value-type="float">
            <text:p><text:s/>25,51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804247.599" calcext:value-type="float">
            <text:p><text:s/>804,2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04247.599" calcext:value-type="float">
            <text:p><text:s/>804,24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65404.064" calcext:value-type="float">
            <text:p><text:s/>265,40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9885.564" calcext:value-type="float">
            <text:p><text:s/>239,88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518.5" calcext:value-type="float">
            <text:p><text:s/>25,51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533832.70699" calcext:value-type="float">
            <text:p><text:s/>533,83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954.668" calcext:value-type="float">
            <text:p><text:s/>4,95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1733.91899" calcext:value-type="float">
            <text:p><text:s/>231,73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533832.70699" calcext:value-type="float">
            <text:p><text:s/>533,83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954.668" calcext:value-type="float">
            <text:p><text:s/>4,95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1733.91899" calcext:value-type="float">
            <text:p><text:s/>231,73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16236.631" calcext:value-type="float">
            <text:p><text:s/>16,237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2814.831" calcext:value-type="float">
            <text:p><text:s/>2,815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3421.8" calcext:value-type="float">
            <text:p><text:s/>13,422 <text:s/></text:p>
          </table:table-cell>
          <table:table-cell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3.36" calcext:value-type="float">
            <text:p><text:s/>3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1451" calcext:value-type="float">
            <text:p><text:s/>1,4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65.7" calcext:value-type="float">
            <text:p><text:s/>7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85.3" calcext:value-type="float">
            <text:p><text:s/>68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1451" calcext:value-type="float">
            <text:p><text:s/>1,4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65.7" calcext:value-type="float">
            <text:p><text:s/>7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85.3" calcext:value-type="float">
            <text:p><text:s/>68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250.325" calcext:value-type="float">
            <text:p><text:s/>25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0.325" calcext:value-type="float">
            <text:p><text:s/>25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250.325" calcext:value-type="float">
            <text:p><text:s/>25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0.325" calcext:value-type="float">
            <text:p><text:s/>25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93066.132" calcext:value-type="float">
            <text:p><text:s/>93,06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2312.792" calcext:value-type="float">
            <text:p><text:s/>92,3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8" calcext:value-type="float">
            <text:p><text:s/>23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412.02" calcext:value-type="float">
            <text:p><text:s/>41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38081.335" calcext:value-type="float">
            <text:p><text:s/>38,0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058.235" calcext:value-type="float">
            <text:p><text:s/>38,05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54572.777" calcext:value-type="float">
            <text:p><text:s/>54,57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54254.557" calcext:value-type="float">
            <text:p><text:s/>54,25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38" calcext:value-type="float">
            <text:p><text:s/>238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5453.165" calcext:value-type="float">
            <text:p><text:s/>5,45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27.025" calcext:value-type="float">
            <text:p><text:s/>427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4326872.448" calcext:value-type="float">
            <text:p><text:s/>4,326,8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326872.448" calcext:value-type="float">
            <text:p><text:s/>4,326,87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326872.448" calcext:value-type="float">
            <text:p><text:s/>4,326,8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326872.448" calcext:value-type="float">
            <text:p><text:s/>4,326,87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1年(西元1982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number-columns-repeated="2" table:style-name="ce41" office:value-type="float" office:value="125087.4" calcext:value-type="float">
            <text:p><text:s/>125,087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125133.3348" calcext:value-type="float">
            <text:p><text:s/>18,125,133 <text:s/></text:p>
          </table:table-cell>
          <table:table-cell table:style-name="ce42" office:value-type="float" office:value="17031364.2" calcext:value-type="float">
            <text:p><text:s/>17,031,36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4172.0748" calcext:value-type="float">
            <text:p><text:s/>274,17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61377.576440809" calcext:value-type="float">
            <text:p><text:s/>661,37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0994.72" calcext:value-type="float">
            <text:p><text:s/>230,99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3087.152" calcext:value-type="float">
            <text:p><text:s/>273,08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464885.707559482" calcext:value-type="float">
            <text:p><text:s/>-464,886 <text:s/></text:p>
          </table:table-cell>
          <table:table-cell table:style-name="ce42" office:value-type="float" office:value="60312.6" calcext:value-type="float">
            <text:p><text:s/>60,31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50.0188" calcext:value-type="float">
            <text:p><text:s/>2,35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7549646.9939187" calcext:value-type="float">
            <text:p><text:s/>17,549,647 <text:s/></text:p>
          </table:table-cell>
          <table:table-cell table:style-name="ce43" office:value-type="float" office:value="17096139" calcext:value-type="float">
            <text:p><text:s/>17,096,139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71822.056" calcext:value-type="float">
            <text:p><text:s/>271,82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52542.789230769" calcext:value-type="float">
            <text:p><text:s/>952,54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416.64" calcext:value-type="float">
            <text:p><text:s/>417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590086.37" calcext:value-type="float">
            <text:p><text:s/>21,590,086 <text:s/></text:p>
          </table:table-cell>
          <table:table-cell table:style-name="ce42" office:value-type="float" office:value="17096139" calcext:value-type="float">
            <text:p><text:s/>17,096,13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115412.89" calcext:value-type="float">
            <text:p><text:s/>17,115,413 <text:s/></text:p>
          </table:table-cell>
          <table:table-cell table:style-name="ce42" office:value-type="float" office:value="17096139" calcext:value-type="float">
            <text:p><text:s/>17,096,13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74673.48" calcext:value-type="float">
            <text:p><text:s/>4,474,67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317174.34" calcext:value-type="float">
            <text:p><text:s/>317,17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416407.4229014" calcext:value-type="float">
            <text:p><text:s/>18,416,40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05708" calcext:value-type="float">
            <text:p><text:s/>705,708 <text:s/></text:p>
          </table:table-cell>
          <table:table-cell table:style-name="ce42" office:value-type="float" office:value="556487.238" calcext:value-type="float">
            <text:p><text:s/>556,48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317174.34" calcext:value-type="float">
            <text:p><text:s/>317,17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167064.8229014" calcext:value-type="float">
            <text:p><text:s/>18,167,06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05708" calcext:value-type="float">
            <text:p><text:s/>705,708 <text:s/></text:p>
          </table:table-cell>
          <table:table-cell table:style-name="ce42" office:value-type="float" office:value="556487.238" calcext:value-type="float">
            <text:p><text:s/>556,48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49342.6" calcext:value-type="float">
            <text:p><text:s/>249,343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3840.68" calcext:value-type="float">
            <text:p><text:s/>13,84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26043.6432" calcext:value-type="float">
            <text:p><text:s/>1,626,04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05708" calcext:value-type="float">
            <text:p><text:s/>705,708 <text:s/></text:p>
          </table:table-cell>
          <table:table-cell table:style-name="ce42" office:value-type="float" office:value="15674.2932" calcext:value-type="float">
            <text:p><text:s/>15,67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2" calcext:value-type="float">
            <text:p><text:s/>45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3840.68" calcext:value-type="float">
            <text:p><text:s/>13,84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6882.61" calcext:value-type="float">
            <text:p><text:s/>126,88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93313.0732" calcext:value-type="float">
            <text:p><text:s/>1,493,31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05708" calcext:value-type="float">
            <text:p><text:s/>705,708 <text:s/></text:p>
          </table:table-cell>
          <table:table-cell table:style-name="ce42" office:value-type="float" office:value="15674.2932" calcext:value-type="float">
            <text:p><text:s/>15,67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01.19" calcext:value-type="float">
            <text:p><text:s/>5,00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94.77" calcext:value-type="float">
            <text:p><text:s/>395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02917.02" calcext:value-type="float">
            <text:p><text:s/>302,917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1797381.6143893" calcext:value-type="float">
            <text:p><text:s/>11,797,382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812635.0008" calcext:value-type="float">
            <text:p><text:s/>812,635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02917.02" calcext:value-type="float">
            <text:p><text:s/>302,917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9081239.4388" calcext:value-type="float">
            <text:p><text:s/>9,081,239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812635.0008" calcext:value-type="float">
            <text:p><text:s/>812,63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97375.54" calcext:value-type="float">
            <text:p><text:s/>297,37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85741.7248" calcext:value-type="float">
            <text:p><text:s/>3,685,7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961.2848" calcext:value-type="float">
            <text:p><text:s/>16,96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318.58" calcext:value-type="float">
            <text:p><text:s/>43,31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209.58" calcext:value-type="float">
            <text:p><text:s/>21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2694.3148" calcext:value-type="float">
            <text:p><text:s/>342,69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1.1148" calcext:value-type="float">
            <text:p><text:s/>27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1204.0936" calcext:value-type="float">
            <text:p><text:s/>601,2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.5036" calcext:value-type="float">
            <text:p><text:s/>2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967.25" calcext:value-type="float">
            <text:p><text:s/>18,96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874.96" calcext:value-type="float">
            <text:p><text:s/>9,87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8320.64" calcext:value-type="float">
            <text:p><text:s/>378,32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2.74" calcext:value-type="float">
            <text:p><text:s/>44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8.48" calcext:value-type="float">
            <text:p><text:s/>1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2412.1352" calcext:value-type="float">
            <text:p><text:s/>432,4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18.2652" calcext:value-type="float">
            <text:p><text:s/>3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6180.8752" calcext:value-type="float">
            <text:p><text:s/>376,1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18.2652" calcext:value-type="float">
            <text:p><text:s/>3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376180.8752" calcext:value-type="float">
            <text:p>( 376,181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318.2652" calcext:value-type="float">
            <text:p>( 318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8.48" calcext:value-type="float">
            <text:p><text:s/>18 <text:s/>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56231.26" calcext:value-type="float">
            <text:p><text:s/>56,231 <text:s/>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624.7352" calcext:value-type="float">
            <text:p><text:s/>37,62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54.0652" calcext:value-type="float">
            <text:p><text:s/>85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4495.5072" calcext:value-type="float">
            <text:p><text:s/>94,49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8.5872" calcext:value-type="float">
            <text:p><text:s/>99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359192.3992" calcext:value-type="float">
            <text:p><text:s/>359,192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441.4992" calcext:value-type="float">
            <text:p><text:s/>44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50172.7932" calcext:value-type="float">
            <text:p><text:s/>750,17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779.5332" calcext:value-type="float">
            <text:p><text:s/>3,78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2902.85" calcext:value-type="float">
            <text:p><text:s/>382,90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7269.9432" calcext:value-type="float">
            <text:p><text:s/>367,27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779.5332" calcext:value-type="float">
            <text:p><text:s/>3,78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8717.4928" calcext:value-type="float">
            <text:p>( 18,717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410.4228" calcext:value-type="float">
            <text:p>( 410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128962.8612" calcext:value-type="float">
            <text:p>( 128,963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650.4612" calcext:value-type="float">
            <text:p>( 650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297144.12" calcext:value-type="float">
            <text:p><text:s/>297,14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5934.0248" calcext:value-type="float">
            <text:p><text:s/>335,93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76.9048" calcext:value-type="float">
            <text:p><text:s/>2,97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297144.12" calcext:value-type="float">
            <text:p><text:s/>297,14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9411.0048" calcext:value-type="float">
            <text:p><text:s/>299,4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76.9048" calcext:value-type="float">
            <text:p><text:s/>2,97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523.02" calcext:value-type="float">
            <text:p><text:s/>36,52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917.68" calcext:value-type="float">
            <text:p>( 918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2365.5188" calcext:value-type="float">
            <text:p><text:s/>82,3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21.1388" calcext:value-type="float">
            <text:p><text:s/>421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8187.5696" calcext:value-type="float">
            <text:p><text:s/>18,188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6.4296" calcext:value-type="float">
            <text:p><text:s/>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122.75" calcext:value-type="float">
            <text:p><text:s/>26,12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977.6296" calcext:value-type="float">
            <text:p><text:s/>30,97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0.0096" calcext:value-type="float">
            <text:p><text:s/>6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3.36" calcext:value-type="float">
            <text:p><text:s/>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387.8336" calcext:value-type="float">
            <text:p><text:s/>18,38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711.2336" calcext:value-type="float">
            <text:p><text:s/>7,7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39.42" calcext:value-type="float">
            <text:p><text:s/>1,83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3206.83" calcext:value-type="float">
            <text:p><text:s/>103,20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43615.838" calcext:value-type="float">
            <text:p><text:s/>3,043,61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024.298" calcext:value-type="float">
            <text:p><text:s/>46,02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39156.82" calcext:value-type="float">
            <text:p><text:s/>2,939,15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607.28" calcext:value-type="float">
            <text:p><text:s/>41,60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827.44" calcext:value-type="float">
            <text:p><text:s/>16,82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5921.07" calcext:value-type="float">
            <text:p><text:s/>725,92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113.11" calcext:value-type="float">
            <text:p><text:s/>11,11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714807.96" calcext:value-type="float">
            <text:p><text:s/>714,808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515.34" calcext:value-type="float">
            <text:p><text:s/>51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30287.09" calcext:value-type="float">
            <text:p><text:s/>830,28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412.02" calcext:value-type="float">
            <text:p><text:s/>41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8849.25" calcext:value-type="float">
            <text:p><text:s/>68,84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817.53" calcext:value-type="float">
            <text:p><text:s/>56,81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949.92" calcext:value-type="float">
            <text:p><text:s/>10,95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464.98" calcext:value-type="float">
            <text:p><text:s/>11,46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3.1" calcext:value-type="float">
            <text:p><text:s/>2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37110.25" calcext:value-type="float">
            <text:p><text:s/>637,11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80.22" calcext:value-type="float">
            <text:p><text:s/>80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5095.16" calcext:value-type="float">
            <text:p><text:s/>45,095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5026.14" calcext:value-type="float">
            <text:p><text:s/>5,026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795673.716" calcext:value-type="float">
            <text:p><text:s/>795,674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795673.716" calcext:value-type="float">
            <text:p><text:s/>795,67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16142.17558932" calcext:value-type="float">
            <text:p><text:s/>2,716,14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16142.17558932" calcext:value-type="float">
            <text:p><text:s/>2,716,14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992829.8" calcext:value-type="float">
            <text:p>( 1,992,830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531534.315" calcext:value-type="float">
            <text:p><text:s/>20,531,53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531534.315" calcext:value-type="float">
            <text:p><text:s/>20,531,53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1年(西元1982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table:number-columns-spanned="4" table:number-rows-spanned="1"/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37" office:value-type="float" office:value="24" calcext:value-type="float">
              <text:p>24</text:p>
            </table:table-cell>
            <table:table-cell table:style-name="ce37" office:value-type="float" office:value="25" calcext:value-type="float">
              <text:p>25</text:p>
            </table:table-cell>
            <table:table-cell table:style-name="ce37" office:value-type="float" office:value="26" calcext:value-type="float">
              <text:p>26</text:p>
            </table:table-cell>
            <table:table-cell table:style-name="ce37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1741.98" calcext:value-type="float">
            <text:p><text:s/>151,74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324075.2" calcext:value-type="float">
            <text:p><text:s/>324,075 <text:s/></text:p>
          </table:table-cell>
          <table:table-cell table:style-name="ce42" office:value-type="float" office:value="25469.4" calcext:value-type="float">
            <text:p><text:s/>25,46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73087.152" calcext:value-type="float">
            <text:p><text:s/>273,08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832.14" calcext:value-type="float">
            <text:p><text:s/>-832 <text:s/></text:p>
          </table:table-cell>
          <table:table-cell table:style-name="ce42" office:value-type="float" office:value="-152574.24" calcext:value-type="float">
            <text:p><text:s/>-152,574 <text:s/></text:p>
          </table:table-cell>
          <table:table-cell table:style-name="ce42" office:value-type="float" office:value="-30405.96" calcext:value-type="float">
            <text:p><text:s/>-30,40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150.75" calcext:value-type="float">
            <text:p><text:s/>6,151 <text:s/></text:p>
          </table:table-cell>
          <table:table-cell table:style-name="ce42" office:value-type="float" office:value="74206.5485973243" calcext:value-type="float">
            <text:p><text:s/>74,207 <text:s/></text:p>
          </table:table-cell>
          <table:table-cell table:style-name="ce42" office:value-type="float" office:value="-20463.3485973243" calcext:value-type="float">
            <text:p><text:s/>-20,463 <text:s/></text:p>
          </table:table-cell>
          <table:table-cell table:style-name="ce42" office:value-type="float" office:value="-4708.15" calcext:value-type="float">
            <text:p><text:s/>-4,70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832.14" calcext:value-type="float">
            <text:p><text:s/>832 <text:s/></text:p>
          </table:table-cell>
          <table:table-cell table:style-name="ce43" office:value-type="float" office:value="304316.22" calcext:value-type="float">
            <text:p><text:s/>304,316 <text:s/></text:p>
          </table:table-cell>
          <table:table-cell table:style-name="ce43" office:value-type="float" office:value="30405.96" calcext:value-type="float">
            <text:p><text:s/>30,40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6150.75" calcext:value-type="float">
            <text:p><text:s/>-6,151 <text:s/></text:p>
          </table:table-cell>
          <table:table-cell table:style-name="ce43" office:value-type="float" office:value="-74206.5485973243" calcext:value-type="float">
            <text:p><text:s/>-74,207 <text:s/></text:p>
          </table:table-cell>
          <table:table-cell table:style-name="ce43" office:value-type="float" office:value="-576699.003402676" calcext:value-type="float">
            <text:p><text:s/>-576,699 <text:s/></text:p>
          </table:table-cell>
          <table:table-cell table:style-name="ce43" office:value-type="float" office:value="-20761.25" calcext:value-type="float">
            <text:p><text:s/>-20,76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9342.6" calcext:value-type="float">
            <text:p><text:s/>249,34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273.89" calcext:value-type="float">
            <text:p><text:s/>19,27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273.89" calcext:value-type="float">
            <text:p><text:s/>19,27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256.11" calcext:value-type="float">
            <text:p><text:s/>20,256 <text:s/></text:p>
          </table:table-cell>
          <table:table-cell table:style-name="ce42" office:value-type="float" office:value="1938258.66" calcext:value-type="float">
            <text:p><text:s/>1,938,259 <text:s/></text:p>
          </table:table-cell>
          <table:table-cell table:style-name="ce42" office:value-type="float" office:value="1719530.28" calcext:value-type="float">
            <text:p><text:s/>1,719,53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318.5" calcext:value-type="float">
            <text:p><text:s/>34,319 <text:s/></text:p>
          </table:table-cell>
          <table:table-cell table:style-name="ce42" office:value-type="float" office:value="186190.129397324" calcext:value-type="float">
            <text:p><text:s/>186,190 <text:s/></text:p>
          </table:table-cell>
          <table:table-cell table:style-name="ce42" office:value-type="float" office:value="676325.870602676" calcext:value-type="float">
            <text:p><text:s/>676,326 <text:s/></text:p>
          </table:table-cell>
          <table:table-cell table:style-name="ce42" office:value-type="float" office:value="70913.8" calcext:value-type="float">
            <text:p><text:s/>70,91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256.11" calcext:value-type="float">
            <text:p><text:s/>20,256 <text:s/></text:p>
          </table:table-cell>
          <table:table-cell table:style-name="ce42" office:value-type="float" office:value="1938258.66" calcext:value-type="float">
            <text:p><text:s/>1,938,259 <text:s/></text:p>
          </table:table-cell>
          <table:table-cell table:style-name="ce42" office:value-type="float" office:value="1470187.68" calcext:value-type="float">
            <text:p><text:s/>1,470,18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318.5" calcext:value-type="float">
            <text:p><text:s/>34,319 <text:s/></text:p>
          </table:table-cell>
          <table:table-cell table:style-name="ce42" office:value-type="float" office:value="186190.129397324" calcext:value-type="float">
            <text:p><text:s/>186,190 <text:s/></text:p>
          </table:table-cell>
          <table:table-cell table:style-name="ce42" office:value-type="float" office:value="676325.870602676" calcext:value-type="float">
            <text:p><text:s/>676,326 <text:s/></text:p>
          </table:table-cell>
          <table:table-cell table:style-name="ce42" office:value-type="float" office:value="70913.8" calcext:value-type="float">
            <text:p><text:s/>70,91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49342.6" calcext:value-type="float">
            <text:p><text:s/>249,343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14.36" calcext:value-type="float">
            <text:p><text:s/>1,81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180.52" calcext:value-type="float">
            <text:p><text:s/>11,1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4" calcext:value-type="float">
            <text:p><text:s/>20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8.4" calcext:value-type="float">
            <text:p><text:s/>338 <text:s/></text:p>
          </table:table-cell>
          <table:table-cell table:style-name="ce42" office:value-type="float" office:value="104.55" calcext:value-type="float">
            <text:p><text:s/>10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1.76" calcext:value-type="float">
            <text:p><text:s/>7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5.49" calcext:value-type="float">
            <text:p><text:s/>1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3.82" calcext:value-type="float">
            <text:p><text:s/>5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5.7" calcext:value-type="float">
            <text:p><text:s/>3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48.87" calcext:value-type="float">
            <text:p><text:s/>1,64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897.58" calcext:value-type="float">
            <text:p><text:s/>5,89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4" calcext:value-type="float">
            <text:p><text:s/>20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8.4" calcext:value-type="float">
            <text:p><text:s/>338 <text:s/></text:p>
          </table:table-cell>
          <table:table-cell table:style-name="ce42" office:value-type="float" office:value="38.25" calcext:value-type="float">
            <text:p><text:s/>3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74.84" calcext:value-type="float">
            <text:p><text:s/>4,97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.35" calcext:value-type="float">
            <text:p><text:s/>2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82.52" calcext:value-type="float">
            <text:p><text:s/>18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4.25" calcext:value-type="float">
            <text:p><text:s/>4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993232.28" calcext:value-type="float">
            <text:p><text:s/>1,993,232 <text:s/></text:p>
          </table:table-cell>
          <table:table-cell table:style-name="ce44" office:value-type="float" office:value="1738755.72" calcext:value-type="float">
            <text:p><text:s/>1,738,75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7963.75" calcext:value-type="float">
            <text:p><text:s/>27,964 <text:s/></text:p>
          </table:table-cell>
          <table:table-cell table:style-name="ce44" office:value-type="float" office:value="111983.5808" calcext:value-type="float">
            <text:p><text:s/>111,984 <text:s/></text:p>
          </table:table-cell>
          <table:table-cell table:style-name="ce44" office:value-type="float" office:value="99288.4672" calcext:value-type="float">
            <text:p><text:s/>99,288 <text:s/></text:p>
          </table:table-cell>
          <table:table-cell table:style-name="ce44" office:value-type="float" office:value="50048" calcext:value-type="float">
            <text:p><text:s/>50,048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402.48" calcext:value-type="float">
            <text:p><text:s/>402 <text:s/></text:p>
          </table:table-cell>
          <table:table-cell table:style-name="ce44" office:value-type="float" office:value="1738755.72" calcext:value-type="float">
            <text:p><text:s/>1,738,75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7963.75" calcext:value-type="float">
            <text:p><text:s/>27,964 <text:s/></text:p>
          </table:table-cell>
          <table:table-cell table:style-name="ce44" office:value-type="float" office:value="111983.5808" calcext:value-type="float">
            <text:p><text:s/>111,984 <text:s/></text:p>
          </table:table-cell>
          <table:table-cell table:style-name="ce44" office:value-type="float" office:value="99288.4672" calcext:value-type="float">
            <text:p><text:s/>99,288 <text:s/></text:p>
          </table:table-cell>
          <table:table-cell table:style-name="ce44" office:value-type="float" office:value="50048" calcext:value-type="float">
            <text:p><text:s/>50,04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2.48" calcext:value-type="float">
            <text:p><text:s/>402 <text:s/></text:p>
          </table:table-cell>
          <table:table-cell table:style-name="ce42" office:value-type="float" office:value="18963.36" calcext:value-type="float">
            <text:p><text:s/>18,96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984" calcext:value-type="float">
            <text:p><text:s/>5,98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05.26" calcext:value-type="float">
            <text:p><text:s/>1,10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22.54" calcext:value-type="float">
            <text:p><text:s/>2,02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46.1" calcext:value-type="float">
            <text:p><text:s/>1,24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8.32" calcext:value-type="float">
            <text:p><text:s/>65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79.75" calcext:value-type="float">
            <text:p><text:s/>88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.8" calcext:value-type="float">
            <text:p><text:s/>4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1.45" calcext:value-type="float">
            <text:p><text:s/>20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8.46" calcext:value-type="float">
            <text:p><text:s/>27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3.1" calcext:value-type="float">
            <text:p><text:s/>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12.92" calcext:value-type="float">
            <text:p><text:s/>7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42" calcext:value-type="float">
            <text:p><text:s/>44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7.28" calcext:value-type="float">
            <text:p><text:s/>1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0.3" calcext:value-type="float">
            <text:p><text:s/>10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25.24" calcext:value-type="float">
            <text:p><text:s/>82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62.15" calcext:value-type="float">
            <text:p><text:s/>66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97.32" calcext:value-type="float">
            <text:p><text:s/>69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53.65" calcext:value-type="float">
            <text:p><text:s/>65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697.32" calcext:value-type="float">
            <text:p>( 697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653.65" calcext:value-type="float">
            <text:p>( 654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27.92" calcext:value-type="float">
            <text:p><text:s/>128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8.5" calcext:value-type="float">
            <text:p><text:s/>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4.7" calcext:value-type="float">
            <text:p><text:s/>28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8.05" calcext:value-type="float">
            <text:p><text:s/>19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20.1" calcext:value-type="float">
            <text:p><text:s/>62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.7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918.06" calcext:value-type="float">
            <text:p><text:s/>918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0.2" calcext:value-type="float">
            <text:p><text:s/>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78.44" calcext:value-type="float">
            <text:p><text:s/>77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26.7" calcext:value-type="float">
            <text:p><text:s/>42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80.32" calcext:value-type="float">
            <text:p><text:s/>5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8.12" calcext:value-type="float">
            <text:p><text:s/>19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25.85" calcext:value-type="float">
            <text:p><text:s/>4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0.78" calcext:value-type="float">
            <text:p>( 1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4.45" calcext:value-type="float">
            <text:p>( 14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56.16" calcext:value-type="float">
            <text:p>( 56 <text:s/>)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2.48" calcext:value-type="float">
            <text:p><text:s/>402 <text:s/></text:p>
          </table:table-cell>
          <table:table-cell table:style-name="ce42" office:value-type="float" office:value="668.46" calcext:value-type="float">
            <text:p><text:s/>66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96.5" calcext:value-type="float">
            <text:p><text:s/>1,09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8.62" calcext:value-type="float">
            <text:p><text:s/>56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47.2" calcext:value-type="float">
            <text:p><text:s/>1,04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2.48" calcext:value-type="float">
            <text:p><text:s/>402 <text:s/></text:p>
          </table:table-cell>
          <table:table-cell table:style-name="ce42" office:value-type="float" office:value="99.84" calcext:value-type="float">
            <text:p><text:s/>10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9.3" calcext:value-type="float">
            <text:p><text:s/>4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02.48" calcext:value-type="float">
            <text:p>( 402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8.62" calcext:value-type="float">
            <text:p><text:s/>56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1.6" calcext:value-type="float">
            <text:p><text:s/>252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326.82" calcext:value-type="float">
            <text:p><text:s/>327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40.8" calcext:value-type="float">
            <text:p><text:s/>4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80.3" calcext:value-type="float">
            <text:p><text:s/>1,0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5.85" calcext:value-type="float">
            <text:p><text:s/>8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53.84" calcext:value-type="float">
            <text:p><text:s/>3,45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9.5" calcext:value-type="float">
            <text:p><text:s/>23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4.1" calcext:value-type="float">
            <text:p><text:s/>7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.7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51.74" calcext:value-type="float">
            <text:p><text:s/>1,35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51.36" calcext:value-type="float">
            <text:p><text:s/>3,0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6.55" calcext:value-type="float">
            <text:p><text:s/>37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15669.38" calcext:value-type="float">
            <text:p><text:s/>1,615,66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68.25" calcext:value-type="float">
            <text:p><text:s/>1,56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4456.048" calcext:value-type="float">
            <text:p><text:s/>44,45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68.25" calcext:value-type="float">
            <text:p><text:s/>1,56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4456.048" calcext:value-type="float">
            <text:p><text:s/>44,45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15669.38" calcext:value-type="float">
            <text:p><text:s/>1,615,66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1.3" calcext:value-type="float">
            <text:p><text:s/>1,0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.65" calcext:value-type="float">
            <text:p><text:s/>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28.04" calcext:value-type="float">
            <text:p><text:s/>1,0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.55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3.26" calcext:value-type="float">
            <text:p><text:s/>1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5.1" calcext:value-type="float">
            <text:p><text:s/>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3081.68" calcext:value-type="float">
            <text:p><text:s/>103,08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395.5" calcext:value-type="float">
            <text:p><text:s/>26,396 <text:s/></text:p>
          </table:table-cell>
          <table:table-cell table:style-name="ce42" office:value-type="float" office:value="111983.5808" calcext:value-type="float">
            <text:p><text:s/>111,984 <text:s/></text:p>
          </table:table-cell>
          <table:table-cell table:style-name="ce42" office:value-type="float" office:value="54832.4192" calcext:value-type="float">
            <text:p><text:s/>54,832 <text:s/></text:p>
          </table:table-cell>
          <table:table-cell table:style-name="ce42" office:value-type="float" office:value="44056.35" calcext:value-type="float">
            <text:p><text:s/>44,05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24389.05" calcext:value-type="float">
            <text:p><text:s/>24,38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64.48" calcext:value-type="float">
            <text:p><text:s/>2,66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6.65" calcext:value-type="float">
            <text:p><text:s/>12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333.52" calcext:value-type="float">
            <text:p><text:s/>8,33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72.58" calcext:value-type="float">
            <text:p><text:s/>2,97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0832.18" calcext:value-type="float">
            <text:p><text:s/>80,8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395.5" calcext:value-type="float">
            <text:p><text:s/>26,396 <text:s/></text:p>
          </table:table-cell>
          <table:table-cell table:style-name="ce42" office:value-type="float" office:value="111983.5808" calcext:value-type="float">
            <text:p><text:s/>111,984 <text:s/></text:p>
          </table:table-cell>
          <table:table-cell table:style-name="ce42" office:value-type="float" office:value="54832.4192" calcext:value-type="float">
            <text:p><text:s/>54,832 <text:s/></text:p>
          </table:table-cell>
          <table:table-cell table:style-name="ce42" office:value-type="float" office:value="18309.85" calcext:value-type="float">
            <text:p><text:s/>18,310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8278.92" calcext:value-type="float">
            <text:p><text:s/>8,279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230.8" calcext:value-type="float">
            <text:p><text:s/>1,231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92829.8" calcext:value-type="float">
            <text:p><text:s/>1,992,83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92829.8" calcext:value-type="float">
            <text:p><text:s/>1,992,83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992829.8" calcext:value-type="float">
            <text:p>( 1,992,830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7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8" table:default-cell-style-name="ce14"/>
        <table:table-column table:style-name="co4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1年(西元1982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2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23264.56" calcext:value-type="float">
            <text:p><text:s/>23,265 <text:s/></text:p>
          </table:table-cell>
          <table:table-cell table:style-name="ce42" office:value-type="float" office:value="584557.88" calcext:value-type="float">
            <text:p><text:s/>584,5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0032.64" calcext:value-type="float">
            <text:p><text:s/>60,03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86699.36" calcext:value-type="float">
            <text:p><text:s/>86,69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8296.7990495049" calcext:value-type="float">
            <text:p><text:s/>68,297 <text:s/></text:p>
          </table:table-cell>
          <table:table-cell table:style-name="ce42" office:value-type="float" office:value="63651" calcext:value-type="float">
            <text:p><text:s/>63,651 <text:s/></text:p>
          </table:table-cell>
          <table:table-cell table:style-name="ce42" office:value-type="float" office:value="348.6" calcext:value-type="float">
            <text:p><text:s/>34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2837.2173913043" calcext:value-type="float">
            <text:p><text:s/>92,83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41125.92" calcext:value-type="float">
            <text:p><text:s/>41,126 <text:s/></text:p>
          </table:table-cell>
          <table:table-cell table:style-name="ce42" office:value-type="float" office:value="187657.92" calcext:value-type="float">
            <text:p><text:s/>187,6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10.88" calcext:value-type="float">
            <text:p><text:s/>2,21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257278.56" calcext:value-type="float">
            <text:p><text:s/>257,279 <text:s/></text:p>
          </table:table-cell>
          <table:table-cell table:style-name="ce42" office:value-type="float" office:value="-674057.249230769" calcext:value-type="float">
            <text:p><text:s/>-674,0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095.1128712871" calcext:value-type="float">
            <text:p><text:s/>28,095 <text:s/></text:p>
          </table:table-cell>
          <table:table-cell table:style-name="ce42" office:value-type="float" office:value="-3256" calcext:value-type="float">
            <text:p><text:s/>-3,256 <text:s/></text:p>
          </table:table-cell>
          <table:table-cell table:style-name="ce42" office:value-type="float" office:value="607.56" calcext:value-type="float">
            <text:p><text:s/>60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7589.76999999995" calcext:value-type="float">
            <text:p><text:s/>-7,59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361839.28" calcext:value-type="float">
            <text:p><text:s/>-361,839 <text:s/></text:p>
          </table:table-cell>
          <table:table-cell table:style-name="ce43" office:value-type="float" office:value="1070957.20923077" calcext:value-type="float">
            <text:p><text:s/>1,070,95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38570.1519207921" calcext:value-type="float">
            <text:p><text:s/>-38,570 <text:s/></text:p>
          </table:table-cell>
          <table:table-cell table:style-name="ce43" office:value-type="float" office:value="-60395" calcext:value-type="float">
            <text:p><text:s/>-60,395 <text:s/></text:p>
          </table:table-cell>
          <table:table-cell table:style-name="ce43" office:value-type="float" office:value="-956.16" calcext:value-type="float">
            <text:p><text:s/>-956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85247.4473913044" calcext:value-type="float">
            <text:p><text:s/>-85,24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29626.769230769" calcext:value-type="float">
            <text:p><text:s/>629,62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1.36" calcext:value-type="float">
            <text:p><text:s/>49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3082.06" calcext:value-type="float">
            <text:p><text:s/>73,08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53382.56" calcext:value-type="float">
            <text:p><text:s/>53,383 <text:s/></text:p>
          </table:table-cell>
          <table:table-cell table:style-name="ce42" office:value-type="float" office:value="4421290.92" calcext:value-type="float">
            <text:p><text:s/>4,421,29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3382.56" calcext:value-type="float">
            <text:p><text:s/>53,383 <text:s/></text:p>
          </table:table-cell>
          <table:table-cell table:style-name="ce42" office:value-type="float" office:value="4421290.92" calcext:value-type="float">
            <text:p><text:s/>4,421,29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2760557.36" calcext:value-type="float">
            <text:p><text:s/>2,760,557 <text:s/></text:p>
          </table:table-cell>
          <table:table-cell table:style-name="ce42" office:value-type="float" office:value="8765806.92" calcext:value-type="float">
            <text:p><text:s/>8,765,80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9129.188118812" calcext:value-type="float">
            <text:p><text:s/>169,129 <text:s/></text:p>
          </table:table-cell>
          <table:table-cell table:style-name="ce42" office:value-type="float" office:value="374768" calcext:value-type="float">
            <text:p><text:s/>374,768 <text:s/></text:p>
          </table:table-cell>
          <table:table-cell table:style-name="ce42" office:value-type="float" office:value="25039.44" calcext:value-type="float">
            <text:p><text:s/>25,03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3117.926782609" calcext:value-type="float">
            <text:p><text:s/>413,11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2760557.36" calcext:value-type="float">
            <text:p><text:s/>2,760,557 <text:s/></text:p>
          </table:table-cell>
          <table:table-cell table:style-name="ce42" office:value-type="float" office:value="8765806.92" calcext:value-type="float">
            <text:p><text:s/>8,765,80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9129.188118812" calcext:value-type="float">
            <text:p><text:s/>169,129 <text:s/></text:p>
          </table:table-cell>
          <table:table-cell table:style-name="ce42" office:value-type="float" office:value="374768" calcext:value-type="float">
            <text:p><text:s/>374,768 <text:s/></text:p>
          </table:table-cell>
          <table:table-cell table:style-name="ce42" office:value-type="float" office:value="25039.44" calcext:value-type="float">
            <text:p><text:s/>25,03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3117.926782609" calcext:value-type="float">
            <text:p><text:s/>413,11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4563.12" calcext:value-type="float">
            <text:p><text:s/>14,563 <text:s/></text:p>
          </table:table-cell>
          <table:table-cell table:style-name="ce42" office:value-type="float" office:value="876456.4" calcext:value-type="float">
            <text:p><text:s/>876,4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378.4" calcext:value-type="float">
            <text:p><text:s/>378 <text:s/></text:p>
          </table:table-cell>
          <table:table-cell table:style-name="ce42" office:value-type="float" office:value="1.84" calcext:value-type="float">
            <text:p><text:s/>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66.88" calcext:value-type="float">
            <text:p><text:s/>67 <text:s/></text:p>
          </table:table-cell>
          <table:table-cell table:style-name="ce42" office:value-type="float" office:value="126560.72" calcext:value-type="float">
            <text:p><text:s/>126,56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13917.2" calcext:value-type="float">
            <text:p><text:s/>13,917 <text:s/></text:p>
          </table:table-cell>
          <table:table-cell table:style-name="ce42" office:value-type="float" office:value="749886.48" calcext:value-type="float">
            <text:p><text:s/>749,88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200.64" calcext:value-type="float">
            <text:p><text:s/>201 <text:s/></text:p>
          </table:table-cell>
          <table:table-cell table:style-name="ce43" office:value-type="float" office:value="7.36" calcext:value-type="float">
            <text:p><text:s/>7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2330772.4" calcext:value-type="float">
            <text:p><text:s/>2,330,772 <text:s/></text:p>
          </table:table-cell>
          <table:table-cell table:style-name="ce44" office:value-type="float" office:value="3909390.04" calcext:value-type="float">
            <text:p><text:s/>3,909,390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30559.03619802" calcext:value-type="float">
            <text:p><text:s/>130,559 <text:s/></text:p>
          </table:table-cell>
          <table:table-cell table:style-name="ce44" office:value-type="float" office:value="314373" calcext:value-type="float">
            <text:p><text:s/>314,373 <text:s/></text:p>
          </table:table-cell>
          <table:table-cell table:style-name="ce44" office:value-type="float" office:value="23591.92" calcext:value-type="float">
            <text:p><text:s/>23,592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54788.419391304" calcext:value-type="float">
            <text:p><text:s/>254,788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2330772.4" calcext:value-type="float">
            <text:p><text:s/>2,330,772 <text:s/></text:p>
          </table:table-cell>
          <table:table-cell table:style-name="ce44" office:value-type="float" office:value="3909390.04" calcext:value-type="float">
            <text:p><text:s/>3,909,390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35742.32" calcext:value-type="float">
            <text:p><text:s/>235,742 <text:s/></text:p>
          </table:table-cell>
          <table:table-cell table:style-name="ce42" office:value-type="float" office:value="3407688.28" calcext:value-type="float">
            <text:p><text:s/>3,407,68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29023.28" calcext:value-type="float">
            <text:p><text:s/>29,023 <text:s/></text:p>
          </table:table-cell>
          <table:table-cell table:style-name="ce42" office:value-type="float" office:value="13190.04" calcext:value-type="float">
            <text:p><text:s/>13,19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27764" calcext:value-type="float">
            <text:p><text:s/>27,764 <text:s/></text:p>
          </table:table-cell>
          <table:table-cell table:style-name="ce42" office:value-type="float" office:value="311390.56" calcext:value-type="float">
            <text:p><text:s/>311,39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5273.84" calcext:value-type="float">
            <text:p><text:s/>5,274 <text:s/></text:p>
          </table:table-cell>
          <table:table-cell table:style-name="ce42" office:value-type="float" office:value="594369.68" calcext:value-type="float">
            <text:p><text:s/>594,37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167.2" calcext:value-type="float">
            <text:p><text:s/>167 <text:s/></text:p>
          </table:table-cell>
          <table:table-cell table:style-name="ce42" office:value-type="float" office:value="18551.8" calcext:value-type="float">
            <text:p><text:s/>18,55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2478.96" calcext:value-type="float">
            <text:p><text:s/>2,479 <text:s/></text:p>
          </table:table-cell>
          <table:table-cell table:style-name="ce42" office:value-type="float" office:value="7044.44" calcext:value-type="float">
            <text:p><text:s/>7,04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4559.28" calcext:value-type="float">
            <text:p><text:s/>4,559 <text:s/></text:p>
          </table:table-cell>
          <table:table-cell table:style-name="ce42" office:value-type="float" office:value="372606.44" calcext:value-type="float">
            <text:p><text:s/>372,60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141.68" calcext:value-type="float">
            <text:p><text:s/>142 <text:s/></text:p>
          </table:table-cell>
          <table:table-cell table:style-name="ce42" office:value-type="float" office:value="63.48" calcext:value-type="float">
            <text:p><text:s/>6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2356.08" calcext:value-type="float">
            <text:p><text:s/>12,356 <text:s/></text:p>
          </table:table-cell>
          <table:table-cell table:style-name="ce42" office:value-type="float" office:value="418250.4" calcext:value-type="float">
            <text:p><text:s/>418,25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0486.96" calcext:value-type="float">
            <text:p><text:s/>10,487 <text:s/></text:p>
          </table:table-cell>
          <table:table-cell table:style-name="ce42" office:value-type="float" office:value="364024.68" calcext:value-type="float">
            <text:p><text:s/>364,02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10486.96" calcext:value-type="float">
            <text:p>( 10,487 <text:s/>)</text:p>
          </table:table-cell>
          <table:table-cell table:style-name="ce45" office:value-type="float" office:value="364024.68" calcext:value-type="float">
            <text:p>( 364,025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869.12" calcext:value-type="float">
            <text:p><text:s/>1,869 <text:s/></text:p>
          </table:table-cell>
          <table:table-cell table:style-name="ce46" office:value-type="float" office:value="54225.72" calcext:value-type="float">
            <text:p><text:s/>54,226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1793.44" calcext:value-type="float">
            <text:p><text:s/>1,793 <text:s/></text:p>
          </table:table-cell>
          <table:table-cell table:style-name="ce42" office:value-type="float" office:value="34494.48" calcext:value-type="float">
            <text:p><text:s/>34,4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860.64" calcext:value-type="float">
            <text:p><text:s/>861 <text:s/></text:p>
          </table:table-cell>
          <table:table-cell table:style-name="ce42" office:value-type="float" office:value="92914.48" calcext:value-type="float">
            <text:p><text:s/>92,91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5694.48" calcext:value-type="float">
            <text:p><text:s/>5,694 <text:s/></text:p>
          </table:table-cell>
          <table:table-cell table:style-name="ce46" office:value-type="float" office:value="352128.16" calcext:value-type="float">
            <text:p><text:s/>352,128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42279.6" calcext:value-type="float">
            <text:p><text:s/>42,280 <text:s/></text:p>
          </table:table-cell>
          <table:table-cell table:style-name="ce42" office:value-type="float" office:value="702908.52" calcext:value-type="float">
            <text:p><text:s/>702,90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1596.64" calcext:value-type="float">
            <text:p><text:s/>11,597 <text:s/></text:p>
          </table:table-cell>
          <table:table-cell table:style-name="ce42" office:value-type="float" office:value="370725.04" calcext:value-type="float">
            <text:p><text:s/>370,72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30682.96" calcext:value-type="float">
            <text:p><text:s/>30,683 <text:s/></text:p>
          </table:table-cell>
          <table:table-cell table:style-name="ce42" office:value-type="float" office:value="332183.48" calcext:value-type="float">
            <text:p><text:s/>332,1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982.96" calcext:value-type="float">
            <text:p>( 983 <text:s/>)</text:p>
          </table:table-cell>
          <table:table-cell table:style-name="ce45" office:value-type="float" office:value="17308.88" calcext:value-type="float">
            <text:p>( 17,309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972.4" calcext:value-type="float">
            <text:p>( 972 <text:s/>)</text:p>
          </table:table-cell>
          <table:table-cell table:style-name="ce47" office:value-type="float" office:value="127283.84" calcext:value-type="float">
            <text:p>( 127,284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0018.8" calcext:value-type="float">
            <text:p><text:s/>10,019 <text:s/></text:p>
          </table:table-cell>
          <table:table-cell table:style-name="ce42" office:value-type="float" office:value="320770.88" calcext:value-type="float">
            <text:p><text:s/>320,77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8831.68" calcext:value-type="float">
            <text:p><text:s/>8,832 <text:s/></text:p>
          </table:table-cell>
          <table:table-cell table:style-name="ce42" office:value-type="float" office:value="285986.6" calcext:value-type="float">
            <text:p><text:s/>285,98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187.12" calcext:value-type="float">
            <text:p><text:s/>1,187 <text:s/></text:p>
          </table:table-cell>
          <table:table-cell table:style-name="ce42" office:value-type="float" office:value="34784.28" calcext:value-type="float">
            <text:p><text:s/>34,78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515.2" calcext:value-type="float">
            <text:p>( 515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4261.84" calcext:value-type="float">
            <text:p><text:s/>4,262 <text:s/></text:p>
          </table:table-cell>
          <table:table-cell table:style-name="ce42" office:value-type="float" office:value="76862.32" calcext:value-type="float">
            <text:p><text:s/>76,86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5312.56" calcext:value-type="float">
            <text:p><text:s/>5,313 <text:s/></text:p>
          </table:table-cell>
          <table:table-cell table:style-name="ce46" office:value-type="float" office:value="12500.96" calcext:value-type="float">
            <text:p><text:s/>12,501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4053.28" calcext:value-type="float">
            <text:p><text:s/>4,053 <text:s/></text:p>
          </table:table-cell>
          <table:table-cell table:style-name="ce42" office:value-type="float" office:value="20903.32" calcext:value-type="float">
            <text:p><text:s/>20,90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1850.96" calcext:value-type="float">
            <text:p><text:s/>11,851 <text:s/></text:p>
          </table:table-cell>
          <table:table-cell table:style-name="ce42" office:value-type="float" office:value="15383.32" calcext:value-type="float">
            <text:p><text:s/>15,3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999.68" calcext:value-type="float">
            <text:p><text:s/>1,000 <text:s/></text:p>
          </table:table-cell>
          <table:table-cell table:style-name="ce42" office:value-type="float" office:value="9601.12" calcext:value-type="float">
            <text:p><text:s/>9,6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322.08" calcext:value-type="float">
            <text:p><text:s/>322 <text:s/></text:p>
          </table:table-cell>
          <table:table-cell table:style-name="ce42" office:value-type="float" office:value="165.6" calcext:value-type="float">
            <text:p><text:s/>16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66530.64" calcext:value-type="float">
            <text:p><text:s/>66,531 <text:s/></text:p>
          </table:table-cell>
          <table:table-cell table:style-name="ce42" office:value-type="float" office:value="33588.28" calcext:value-type="float">
            <text:p><text:s/>33,58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1371253.84" calcext:value-type="float">
            <text:p><text:s/>1,371,254 <text:s/></text:p>
          </table:table-cell>
          <table:table-cell table:style-name="ce42" office:value-type="float" office:value="10668.32" calcext:value-type="float">
            <text:p><text:s/>10,66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1323487.44" calcext:value-type="float">
            <text:p><text:s/>1,323,487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41607.28" calcext:value-type="float">
            <text:p><text:s/>41,607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6159.12" calcext:value-type="float">
            <text:p><text:s/>6,159 <text:s/></text:p>
          </table:table-cell>
          <table:table-cell table:style-name="ce42" office:value-type="float" office:value="10668.32" calcext:value-type="float">
            <text:p><text:s/>10,66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483564.4" calcext:value-type="float">
            <text:p><text:s/>483,564 <text:s/></text:p>
          </table:table-cell>
          <table:table-cell table:style-name="ce42" office:value-type="float" office:value="241307.72" calcext:value-type="float">
            <text:p><text:s/>241,30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4285.6" calcext:value-type="float">
            <text:p><text:s/>4,286 <text:s/></text:p>
          </table:table-cell>
          <table:table-cell table:style-name="ce42" office:value-type="float" office:value="5796.92" calcext:value-type="float">
            <text:p><text:s/>5,79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479278.8" calcext:value-type="float">
            <text:p><text:s/>479,279 <text:s/></text:p>
          </table:table-cell>
          <table:table-cell table:style-name="ce43" office:value-type="float" office:value="235510.8" calcext:value-type="float">
            <text:p><text:s/>235,511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40211.84" calcext:value-type="float">
            <text:p><text:s/>240,212 <text:s/></text:p>
          </table:table-cell>
          <table:table-cell table:style-name="ce42" office:value-type="float" office:value="249725.72" calcext:value-type="float">
            <text:p><text:s/>249,72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6045.6" calcext:value-type="float">
            <text:p><text:s/>6,046 <text:s/></text:p>
          </table:table-cell>
          <table:table-cell table:style-name="ce42" office:value-type="float" office:value="38414.6" calcext:value-type="float">
            <text:p><text:s/>38,41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51422.8" calcext:value-type="float">
            <text:p><text:s/>51,423 <text:s/></text:p>
          </table:table-cell>
          <table:table-cell table:style-name="ce42" office:value-type="float" office:value="2603.6" calcext:value-type="float">
            <text:p><text:s/>2,60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2552" calcext:value-type="float">
            <text:p><text:s/>2,552 <text:s/></text:p>
          </table:table-cell>
          <table:table-cell table:style-name="ce42" office:value-type="float" office:value="64.4" calcext:value-type="float">
            <text:p><text:s/>6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3929.2" calcext:value-type="float">
            <text:p><text:s/>3,929 <text:s/></text:p>
          </table:table-cell>
          <table:table-cell table:style-name="ce42" office:value-type="float" office:value="4563.2" calcext:value-type="float">
            <text:p><text:s/>4,56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64904.08" calcext:value-type="float">
            <text:p><text:s/>164,904 <text:s/></text:p>
          </table:table-cell>
          <table:table-cell table:style-name="ce42" office:value-type="float" office:value="179852.64" calcext:value-type="float">
            <text:p><text:s/>179,85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11358.16" calcext:value-type="float">
            <text:p><text:s/>11,358 <text:s/></text:p>
          </table:table-cell>
          <table:table-cell table:style-name="ce43" office:value-type="float" office:value="24227.28" calcext:value-type="float">
            <text:p><text:s/>24,227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0559.03619802" calcext:value-type="float">
            <text:p><text:s/>130,559 <text:s/></text:p>
          </table:table-cell>
          <table:table-cell table:style-name="ce42" office:value-type="float" office:value="314373" calcext:value-type="float">
            <text:p><text:s/>314,373 <text:s/></text:p>
          </table:table-cell>
          <table:table-cell table:style-name="ce42" office:value-type="float" office:value="23591.92" calcext:value-type="float">
            <text:p><text:s/>23,59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4788.419391304" calcext:value-type="float">
            <text:p><text:s/>254,788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0559.03619802" calcext:value-type="float">
            <text:p><text:s/>130,559 <text:s/></text:p>
          </table:table-cell>
          <table:table-cell table:style-name="ce42" office:value-type="float" office:value="314373" calcext:value-type="float">
            <text:p><text:s/>314,373 <text:s/></text:p>
          </table:table-cell>
          <table:table-cell table:style-name="ce42" office:value-type="float" office:value="23591.92" calcext:value-type="float">
            <text:p><text:s/>23,59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4788.419391304" calcext:value-type="float">
            <text:p><text:s/>254,788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44359.992004298" calcext:value-type="float">
            <text:p><text:s/>244,360 <text:s/></text:p>
          </table:table-cell>
          <table:table-cell table:style-name="ce42" office:value-type="float" office:value="20287174.3229957" calcext:value-type="float">
            <text:p><text:s/>20,287,17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44359.992004298" calcext:value-type="float">
            <text:p><text:s/>244,360 <text:s/></text:p>
          </table:table-cell>
          <table:table-cell table:style-name="ce42" office:value-type="float" office:value="20287174.3229957" calcext:value-type="float">
            <text:p><text:s/>20,287,17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default-cell-style-name="ce14"/>
        <table:table-column table:style-name="co15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6" table:default-cell-style-name="ce13"/>
        <table:table-column table:style-name="co17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1年(西元1982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49" office:value-type="string" calcext:value-type="string" table:number-columns-spanned="5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4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1148690.97" calcext:value-type="float">
            <text:p><text:s/>1,148,691 <text:s/></text:p>
          </table:table-cell>
          <table:table-cell table:number-columns-repeated="7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120730.5" calcext:value-type="float">
            <text:p><text:s/>120,73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1027960.47" calcext:value-type="float">
            <text:p><text:s/>1,027,960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68072.4" calcext:value-type="float">
            <text:p><text:s/>68,07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68072.4" calcext:value-type="float">
            <text:p><text:s/>68,07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959888.07" calcext:value-type="float">
            <text:p><text:s/>959,888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568126.71" calcext:value-type="float">
            <text:p><text:s/>568,127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257513.58" calcext:value-type="float">
            <text:p><text:s/>257,51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362.07" calcext:value-type="float">
            <text:p><text:s/>36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14214.69" calcext:value-type="float">
            <text:p><text:s/>14,21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778.41" calcext:value-type="float">
            <text:p><text:s/>77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8.1" calcext:value-type="float">
            <text:p><text:s/>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13.77" calcext:value-type="float">
            <text:p><text:s/>1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43452.45" calcext:value-type="float">
            <text:p><text:s/>43,45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41658.3" calcext:value-type="float">
            <text:p><text:s/>41,6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41658.3" calcext:value-type="float">
            <text:p>( 41,658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127.17" calcext:value-type="float">
            <text:p><text:s/>12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700.65" calcext:value-type="float">
            <text:p><text:s/>7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966.33" calcext:value-type="float">
            <text:p><text:s/>966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36.45" calcext:value-type="float">
            <text:p><text:s/>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15.39" calcext:value-type="float">
            <text:p><text:s/>1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86.67" calcext:value-type="float">
            <text:p><text:s/>87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169273.8" calcext:value-type="float">
            <text:p><text:s/>169,27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169273.8" calcext:value-type="float">
            <text:p><text:s/>169,27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110318.76" calcext:value-type="float">
            <text:p>( 110,319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55234.71" calcext:value-type="float">
            <text:p>( 55,235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770.31" calcext:value-type="float">
            <text:p><text:s/>77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770.31" calcext:value-type="float">
            <text:p><text:s/>77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1129.14" calcext:value-type="float">
            <text:p><text:s/>1,12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1469.34" calcext:value-type="float">
            <text:p><text:s/>1,469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18604.89" calcext:value-type="float">
            <text:p><text:s/>18,60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7298.1" calcext:value-type="float">
            <text:p><text:s/>7,29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2" table:style-name="ce42" office:value-type="float" office:value="69754.77" calcext:value-type="float">
            <text:p><text:s/>69,75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63461.88" calcext:value-type="float">
            <text:p><text:s/>63,46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2" table:style-name="ce42" office:value-type="float" office:value="4877.82" calcext:value-type="float">
            <text:p><text:s/>4,87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1415.07" calcext:value-type="float">
            <text:p><text:s/>1,415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2" table:style-name="ce44" office:value-type="float" office:value="240858.36" calcext:value-type="float">
            <text:p><text:s/>240,858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391761.36" calcext:value-type="float">
            <text:p><text:s/>391,76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391761.36" calcext:value-type="float">
            <text:p><text:s/>391,76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8" table:number-columns-repeated="5" table:default-cell-style-name="ce14"/>
        <table:table-column table:style-name="co4" table:default-cell-style-name="ce14"/>
        <table:table-column table:style-name="co16" table:number-columns-repeated="2" table:default-cell-style-name="ce14"/>
        <table:table-column table:style-name="co9" table:number-columns-repeated="1013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公噸油當量單位）</text:p>
            </table:table-cell>
            <table:covered-table-cell table:number-columns-repeated="8" table:style-name="ce15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1年(西元1982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2" table:style-name="ce49"/>
            <table:table-cell table:style-name="ce36" table:number-columns-repeated="1015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46" calcext:value-type="float">
              <text:p>46</text:p>
            </table:table-cell>
            <table:table-cell table:style-name="ce37" office:value-type="float" office:value="47" calcext:value-type="float">
              <text:p>47</text:p>
            </table:table-cell>
            <table:table-cell table:style-name="ce37" office:value-type="float" office:value="48" calcext:value-type="float">
              <text:p>48</text:p>
            </table:table-cell>
            <table:table-cell table:style-name="ce37" office:value-type="float" office:value="49" calcext:value-type="float">
              <text:p>49</text:p>
            </table:table-cell>
            <table:table-cell table:style-name="ce37" office:value-type="float" office:value="50" calcext:value-type="float">
              <text:p>50</text:p>
            </table:table-cell>
            <table:table-cell table:style-name="ce37" office:value-type="float" office:value="51" calcext:value-type="float">
              <text:p>51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核能</text:p>
            </table:table-cell>
            <table:table-cell table:style-name="ce54" office:value-type="string" calcext:value-type="string">
              <text:p>水力</text:p>
            </table:table-cell>
            <table:table-cell table:style-name="ce57" office:value-type="string" calcext:value-type="string">
              <text:p>地熱</text:p>
            </table:table-cell>
            <table:table-cell table:style-name="ce57" office:value-type="string" calcext:value-type="string">
              <text:p>太陽光電</text:p>
            </table:table-cell>
            <table:table-cell table:style-name="ce54" office:value-type="string" calcext:value-type="string">
              <text:p>風力</text:p>
            </table:table-cell>
            <table:table-cell table:style-name="ce54" office:value-type="string" calcext:value-type="string">
              <text:p>電力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table:number-columns-repeated="2"/>
            <table:table-cell table:style-name="ce57" table:number-columns-repeated="2"/>
            <table:table-cell table:style-name="ce54" table:number-columns-repeated="2"/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5" office:value-type="string" calcext:value-type="string">
              <text:p>Nuclear</text:p>
            </table:table-cell>
            <table:table-cell table:style-name="ce55" office:value-type="string" calcext:value-type="string">
              <text:p>Hydro</text:p>
            </table:table-cell>
            <table:table-cell table:style-name="ce57" office:value-type="string" calcext:value-type="string">
              <text:p>Geothermal</text:p>
            </table:table-cell>
            <table:table-cell table:style-name="ce57" office:value-type="string" calcext:value-type="string">
              <text:p>Solar PV</text:p>
            </table:table-cell>
            <table:table-cell table:style-name="ce55" office:value-type="string" calcext:value-type="string">
              <text:p>Wind</text:p>
            </table:table-cell>
            <table:table-cell table:style-name="ce55" office:value-type="string" calcext:value-type="string">
              <text:p>Electricity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/>
            <table:table-cell table:style-name="ce57"/>
            <table:table-cell table:style-name="ce56" table:number-columns-repeated="4"/>
            <table:table-cell table:style-name="ce50" table:number-columns-repeated="1015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50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411185.284984" calcext:value-type="float">
            <text:p><text:s/>411,185 <text:s/></text:p>
          </table:table-cell>
          <table:table-cell table:style-name="ce41" office:value-type="float" office:value="7122.9414" calcext:value-type="float">
            <text:p><text:s/>7,123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3409744.3442" calcext:value-type="float">
            <text:p><text:s/>3,409,74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3409744.3442" calcext:value-type="float">
            <text:p><text:s/>3,409,744 <text:s/></text:p>
          </table:table-cell>
          <table:table-cell table:style-name="ce43" office:value-type="float" office:value="411185.284984" calcext:value-type="float">
            <text:p><text:s/>411,185 <text:s/></text:p>
          </table:table-cell>
          <table:table-cell table:style-name="ce43" office:value-type="float" office:value="7122.9414" calcext:value-type="float">
            <text:p><text:s/>7,123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746.241721434" calcext:value-type="float">
            <text:p><text:s/>746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409744.3442" calcext:value-type="float">
            <text:p><text:s/>3,409,744 <text:s/></text:p>
          </table:table-cell>
          <table:table-cell table:style-name="ce42" office:value-type="float" office:value="411185.284984" calcext:value-type="float">
            <text:p><text:s/>411,185 <text:s/></text:p>
          </table:table-cell>
          <table:table-cell table:style-name="ce42" office:value-type="float" office:value="7122.9414" calcext:value-type="float">
            <text:p><text:s/>7,12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409744.3442" calcext:value-type="float">
            <text:p><text:s/>3,409,744 <text:s/></text:p>
          </table:table-cell>
          <table:table-cell table:style-name="ce42" office:value-type="float" office:value="411185.284984" calcext:value-type="float">
            <text:p><text:s/>411,185 <text:s/></text:p>
          </table:table-cell>
          <table:table-cell table:style-name="ce42" office:value-type="float" office:value="7122.9414" calcext:value-type="float">
            <text:p><text:s/>7,12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35818.195302" calcext:value-type="float">
            <text:p><text:s/>3,735,818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35818.195302" calcext:value-type="float">
            <text:p><text:s/>3,735,818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7835.7718" calcext:value-type="float">
            <text:p><text:s/>247,836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452.11158" calcext:value-type="float">
            <text:p><text:s/>17,452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11.132624" calcext:value-type="float">
            <text:p><text:s/>711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509.496356" calcext:value-type="float">
            <text:p><text:s/>10,509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4659.044252" calcext:value-type="float">
            <text:p><text:s/>54,659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4503.986988" calcext:value-type="float">
            <text:p><text:s/>164,504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28320.385602566" calcext:value-type="float">
            <text:p><text:s/>228,320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3258915.796178" calcext:value-type="float">
            <text:p><text:s/>3,258,916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3258915.796178" calcext:value-type="float">
            <text:p><text:s/>3,258,91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49129.854294" calcext:value-type="float">
            <text:p><text:s/>2,049,13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8690.464472" calcext:value-type="float">
            <text:p><text:s/>28,69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2989.42515" calcext:value-type="float">
            <text:p><text:s/>112,98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60829.338624" calcext:value-type="float">
            <text:p><text:s/>360,82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366.841698" calcext:value-type="float">
            <text:p><text:s/>6,36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768.94544" calcext:value-type="float">
            <text:p><text:s/>45,76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9582.734538" calcext:value-type="float">
            <text:p><text:s/>129,58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955.6204" calcext:value-type="float">
            <text:p><text:s/>5,95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8088.748926" calcext:value-type="float">
            <text:p><text:s/>398,08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4971.079568" calcext:value-type="float">
            <text:p><text:s/>124,97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05811.116606" calcext:value-type="float">
            <text:p>( 105,811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9159.962962" calcext:value-type="float">
            <text:p>( 19,160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3219.693022" calcext:value-type="float">
            <text:p><text:s/>173,22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9897.976336" calcext:value-type="float">
            <text:p><text:s/>99,898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8812.25154" calcext:value-type="float">
            <text:p><text:s/>58,81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831.067332" calcext:value-type="float">
            <text:p><text:s/>27,831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70105.983358" calcext:value-type="float">
            <text:p><text:s/>70,10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4549.547804" calcext:value-type="float">
            <text:p><text:s/>204,55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6851.487582" calcext:value-type="float">
            <text:p><text:s/>146,85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7698.060222" calcext:value-type="float">
            <text:p><text:s/>57,69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7105.10038" calcext:value-type="float">
            <text:p><text:s/>277,10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4873.092374" calcext:value-type="float">
            <text:p><text:s/>254,87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232.008006" calcext:value-type="float">
            <text:p><text:s/>22,23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0189.216724" calcext:value-type="float">
            <text:p>( 20,189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3099.670554" calcext:value-type="float">
            <text:p><text:s/>83,100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45349.11365" calcext:value-type="float">
            <text:p><text:s/>45,34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4419.586362" calcext:value-type="float">
            <text:p><text:s/>94,42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6420.349754" calcext:value-type="float">
            <text:p><text:s/>36,42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202.094966" calcext:value-type="float">
            <text:p><text:s/>20,20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996.790816" calcext:value-type="float">
            <text:p><text:s/>38,99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66.17853" calcext:value-type="float">
            <text:p><text:s/>3,966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022.778" calcext:value-type="float">
            <text:p><text:s/>20,02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022.778" calcext:value-type="float">
            <text:p><text:s/>20,02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2299.212786" calcext:value-type="float">
            <text:p><text:s/>62,29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464.824616" calcext:value-type="float">
            <text:p><text:s/>17,465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44834.38817" calcext:value-type="float">
            <text:p><text:s/>44,83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9408.120864" calcext:value-type="float">
            <text:p><text:s/>449,40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8280.1683848393" calcext:value-type="float">
            <text:p><text:s/>48,28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168.9684617047" calcext:value-type="float">
            <text:p><text:s/>20,16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211.296174" calcext:value-type="float">
            <text:p><text:s/>11,21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697.777706" calcext:value-type="float">
            <text:p><text:s/>11,69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371.31707" calcext:value-type="float">
            <text:p><text:s/>15,37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920.4061735096" calcext:value-type="float">
            <text:p><text:s/>10,92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17.89621016497" calcext:value-type="float">
            <text:p><text:s/>4,41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1691.2292337814" calcext:value-type="float">
            <text:p><text:s/>61,69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6231.734892" calcext:value-type="float">
            <text:p><text:s/>76,232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89417.326558" calcext:value-type="float">
            <text:p><text:s/>189,417 <text:s/></text:p>
          </table:table-cell>
          <table:table-cell table:style-name="ce12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678055.830234" calcext:value-type="float">
            <text:p><text:s/>678,05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3084207" calcext:value-type="float">
            <text:p><text:s/>13,084,207 <text:s/></text:p>
          </table:table-cell>
          <table:table-cell table:style-name="ce42" office:value-type="float" office:value="4781224.244" calcext:value-type="float">
            <text:p><text:s/>4,781,224 <text:s/></text:p>
          </table:table-cell>
          <table:table-cell table:style-name="ce42" office:value-type="float" office:value="8282.49" calcext:value-type="float">
            <text:p><text:s/>8,28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3084207" calcext:value-type="float">
            <text:p><text:s/>13,084,207 <text:s/></text:p>
          </table:table-cell>
          <table:table-cell table:style-name="ce42" office:value-type="float" office:value="4781224.244" calcext:value-type="float">
            <text:p><text:s/>4,781,224 <text:s/></text:p>
          </table:table-cell>
          <table:table-cell table:style-name="ce42" office:value-type="float" office:value="8282.49" calcext:value-type="float">
            <text:p><text:s/>8,28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9" table:number-columns-repeated="3" table:default-cell-style-name="ce14"/>
        <table:table-column table:style-name="co11" table:default-cell-style-name="ce14"/>
        <table:table-column table:style-name="co2" table:default-cell-style-name="ce14"/>
        <table:table-column table:style-name="co20" table:default-cell-style-name="ce96"/>
        <table:table-column table:style-name="co2" table:default-cell-style-name="ce13"/>
        <table:table-column table:style-name="co21" table:default-cell-style-name="ce13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公噸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1年(西元1982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49" office:value-type="string" calcext:value-type="string" table:number-columns-spanned="6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5" table:style-name="ce49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8" office:value-type="float" office:value="52" calcext:value-type="float">
              <text:p>52</text:p>
            </table:table-cell>
            <table:table-cell table:style-name="ce58" office:value-type="float" office:value="53" calcext:value-type="float">
              <text:p>53</text:p>
            </table:table-cell>
            <table:table-cell table:style-name="ce60" office:value-type="float" office:value="54" calcext:value-type="float">
              <text:p>54</text:p>
            </table:table-cell>
            <table:table-cell table:style-name="ce60" table:number-columns-repeated="2"/>
            <table:table-cell table:style-name="ce81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太陽熱能</text:p>
            </table:table-cell>
            <table:table-cell table:style-name="ce54" office:value-type="string" calcext:value-type="string">
              <text:p>熱能</text:p>
            </table:table-cell>
            <table:table-cell table:style-name="ce61" office:value-type="string" calcext:value-type="string">
              <text:p>總計</text:p>
            </table:table-cell>
            <table:table-cell table:style-name="ce61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9" table:number-columns-repeated="2"/>
            <table:table-cell table:style-name="ce62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Solar Thermal</text:p>
            </table:table-cell>
            <table:table-cell table:style-name="ce56" office:value-type="string" calcext:value-type="string">
              <text:p>Heat</text:p>
            </table:table-cell>
            <table:table-cell table:style-name="ce63" office:value-type="string" calcext:value-type="string">
              <text:p>Grand Total</text:p>
            </table:table-cell>
            <table:table-cell table:style-name="ce63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64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65" table:number-columns-repeated="3"/>
            <table:covered-table-cell table:style-name="ce83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0" calcext:value-type="float">
            <text:p/>
          </table:table-cell>
          <table:table-cell table:style-name="ce41" office:value-type="float" office:value="3096014.6273826" calcext:value-type="float">
            <text:p><text:s/>3,096,015 <text:s/></text:p>
          </table:table-cell>
          <table:table-cell table:style-name="ce67" table:number-columns-repeated="2"/>
          <table:table-cell table:style-name="ce84" office:value-type="float" office:value="1" calcext:value-type="float">
            <text:p>1</text:p>
          </table:table-cell>
          <table:table-cell table:style-name="ce37"/>
          <table:table-cell table:style-name="ce104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005833.211" calcext:value-type="float">
            <text:p><text:s/>25,005,833 <text:s/></text:p>
          </table:table-cell>
          <table:table-cell table:style-name="ce68" table:number-columns-repeated="2"/>
          <table:table-cell table:style-name="ce85" office:value-type="float" office:value="2" calcext:value-type="float">
            <text:p>2</text:p>
          </table:table-cell>
          <table:table-cell table:style-name="ce98" office:value-type="string" calcext:value-type="string">
            <text:p>+</text:p>
          </table:table-cell>
          <table:table-cell table:style-name="ce105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67383.576440809" calcext:value-type="float">
            <text:p><text:s/>667,384 <text:s/></text:p>
          </table:table-cell>
          <table:table-cell table:style-name="ce68" table:number-columns-repeated="2"/>
          <table:table-cell table:style-name="ce85" office:value-type="float" office:value="3" calcext:value-type="float">
            <text:p>3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0994.72" calcext:value-type="float">
            <text:p><text:s/>230,995 <text:s/></text:p>
          </table:table-cell>
          <table:table-cell table:style-name="ce68" table:number-columns-repeated="2"/>
          <table:table-cell table:style-name="ce85" office:value-type="float" office:value="4" calcext:value-type="float">
            <text:p>4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3087.152" calcext:value-type="float">
            <text:p><text:s/>273,087 <text:s/></text:p>
          </table:table-cell>
          <table:table-cell table:style-name="ce68" table:number-columns-repeated="2"/>
          <table:table-cell table:style-name="ce85" office:value-type="float" office:value="5" calcext:value-type="float">
            <text:p>5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1192.212849114" calcext:value-type="float">
            <text:p><text:s/>471,192 <text:s/></text:p>
          </table:table-cell>
          <table:table-cell table:style-name="ce68" table:number-columns-repeated="2"/>
          <table:table-cell table:style-name="ce85" office:value-type="float" office:value="6" calcext:value-type="float">
            <text:p>6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6459190.1770927" calcext:value-type="float">
            <text:p><text:s/>26,459,190 <text:s/></text:p>
          </table:table-cell>
          <table:table-cell table:style-name="ce69" table:number-columns-repeated="2"/>
          <table:table-cell table:style-name="ce86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52542.789230769" calcext:value-type="float">
            <text:p><text:s/>952,543 <text:s/></text:p>
          </table:table-cell>
          <table:table-cell table:style-name="ce68" table:number-columns-repeated="2"/>
          <table:table-cell table:style-name="ce84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4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162.881721434" calcext:value-type="float">
            <text:p><text:s/>1,163 <text:s/></text:p>
          </table:table-cell>
          <table:table-cell table:style-name="ce69" table:number-columns-repeated="2"/>
          <table:table-cell table:style-name="ce86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6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989491.137594" calcext:value-type="float">
            <text:p><text:s/>28,989,491 <text:s/></text:p>
          </table:table-cell>
          <table:table-cell table:style-name="ce68" table:number-columns-repeated="2"/>
          <table:table-cell table:style-name="ce85" office:value-type="float" office:value="10" calcext:value-type="float">
            <text:p>10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90103.861" calcext:value-type="float">
            <text:p><text:s/>1,590,104 <text:s/></text:p>
          </table:table-cell>
          <table:table-cell table:style-name="ce68" table:number-columns-repeated="2"/>
          <table:table-cell table:style-name="ce85" office:value-type="float" office:value="11" calcext:value-type="float">
            <text:p>11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89280.28101" calcext:value-type="float">
            <text:p><text:s/>989,280 <text:s/></text:p>
          </table:table-cell>
          <table:table-cell table:style-name="ce68" table:number-columns-repeated="2"/>
          <table:table-cell table:style-name="ce85" office:value-type="float" office:value="12" calcext:value-type="float">
            <text:p>12</text:p>
          </table:table-cell>
          <table:table-cell table:style-name="ce98"/>
          <table:table-cell table:style-name="ce105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115412.89" calcext:value-type="float">
            <text:p><text:s/>17,115,413 <text:s/></text:p>
          </table:table-cell>
          <table:table-cell table:style-name="ce68" table:number-columns-repeated="2"/>
          <table:table-cell table:style-name="ce85" office:value-type="float" office:value="13" calcext:value-type="float">
            <text:p>13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4" calcext:value-type="float">
            <text:p>14</text:p>
          </table:table-cell>
          <table:table-cell table:style-name="ce98"/>
          <table:table-cell table:style-name="ce105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294694.105584" calcext:value-type="float">
            <text:p><text:s/>9,294,694 <text:s/></text:p>
          </table:table-cell>
          <table:table-cell table:style-name="ce68" table:number-columns-repeated="2"/>
          <table:table-cell table:style-name="ce85" office:value-type="float" office:value="15" calcext:value-type="float">
            <text:p>15</text:p>
          </table:table-cell>
          <table:table-cell table:style-name="ce98"/>
          <table:table-cell table:style-name="ce105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6" calcext:value-type="float">
            <text:p>16</text:p>
          </table:table-cell>
          <table:table-cell table:style-name="ce98"/>
          <table:table-cell table:style-name="ce105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7" calcext:value-type="float">
            <text:p>17</text:p>
          </table:table-cell>
          <table:table-cell table:style-name="ce98"/>
          <table:table-cell table:style-name="ce105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/>
          <table:table-cell table:style-name="ce76"/>
          <table:table-cell table:style-name="ce85" office:value-type="float" office:value="18" calcext:value-type="float">
            <text:p>18</text:p>
          </table:table-cell>
          <table:table-cell table:style-name="ce98"/>
          <table:table-cell table:style-name="ce105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743353.7582034" calcext:value-type="float">
            <text:p><text:s/>23,743,354 <text:s/></text:p>
          </table:table-cell>
          <table:table-cell table:style-name="ce68" table:number-columns-repeated="2"/>
          <table:table-cell table:style-name="ce84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4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494011.1582034" calcext:value-type="float">
            <text:p><text:s/>23,494,011 <text:s/></text:p>
          </table:table-cell>
          <table:table-cell table:style-name="ce68" table:number-columns-repeated="2"/>
          <table:table-cell table:style-name="ce85" office:value-type="float" office:value="20" calcext:value-type="float">
            <text:p>20</text:p>
          </table:table-cell>
          <table:table-cell table:style-name="ce98"/>
          <table:table-cell table:style-name="ce105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49342.6" calcext:value-type="float">
            <text:p><text:s/>249,343 <text:s/></text:p>
          </table:table-cell>
          <table:table-cell table:style-name="ce69" table:number-columns-repeated="2"/>
          <table:table-cell table:style-name="ce86" office:value-type="float" office:value="21" calcext:value-type="float">
            <text:p>21</text:p>
          </table:table-cell>
          <table:table-cell table:style-name="ce40"/>
          <table:table-cell table:style-name="ce106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89760.258" calcext:value-type="float">
            <text:p><text:s/>2,089,760 <text:s/></text:p>
          </table:table-cell>
          <table:table-cell table:style-name="ce68" table:number-columns-repeated="2"/>
          <table:table-cell table:style-name="ce85" office:value-type="float" office:value="22" calcext:value-type="float">
            <text:p>22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278.56258" calcext:value-type="float">
            <text:p><text:s/>24,279 <text:s/></text:p>
          </table:table-cell>
          <table:table-cell table:style-name="ce68" table:number-columns-repeated="2"/>
          <table:table-cell table:style-name="ce85" office:value-type="float" office:value="23" calcext:value-type="float">
            <text:p>23</text:p>
          </table:table-cell>
          <table:table-cell table:style-name="ce98"/>
          <table:table-cell table:style-name="ce105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9027.734624" calcext:value-type="float">
            <text:p><text:s/>269,028 <text:s/></text:p>
          </table:table-cell>
          <table:table-cell table:style-name="ce68" table:number-columns-repeated="2"/>
          <table:table-cell table:style-name="ce85" office:value-type="float" office:value="24" calcext:value-type="float">
            <text:p>24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25" calcext:value-type="float">
            <text:p>25</text:p>
          </table:table-cell>
          <table:table-cell table:style-name="ce98"/>
          <table:table-cell table:style-name="ce105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509.496356" calcext:value-type="float">
            <text:p><text:s/>10,509 <text:s/></text:p>
          </table:table-cell>
          <table:table-cell table:style-name="ce68" table:number-columns-repeated="2"/>
          <table:table-cell table:style-name="ce85" office:value-type="float" office:value="26" calcext:value-type="float">
            <text:p>26</text:p>
          </table:table-cell>
          <table:table-cell table:style-name="ce98"/>
          <table:table-cell table:style-name="ce105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16044.517452" calcext:value-type="float">
            <text:p><text:s/>1,616,045 <text:s/></text:p>
          </table:table-cell>
          <table:table-cell table:style-name="ce68" table:number-columns-repeated="2"/>
          <table:table-cell table:style-name="ce85" office:value-type="float" office:value="27" calcext:value-type="float">
            <text:p>27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9505.176988" calcext:value-type="float">
            <text:p><text:s/>169,505 <text:s/></text:p>
          </table:table-cell>
          <table:table-cell table:style-name="ce68" table:number-columns-repeated="2"/>
          <table:table-cell table:style-name="ce85" office:value-type="float" office:value="28" calcext:value-type="float">
            <text:p>28</text:p>
          </table:table-cell>
          <table:table-cell table:style-name="ce98"/>
          <table:table-cell table:style-name="ce105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29" calcext:value-type="float">
            <text:p>29</text:p>
          </table:table-cell>
          <table:table-cell table:style-name="ce98"/>
          <table:table-cell table:style-name="ce105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30" calcext:value-type="float">
            <text:p>30</text:p>
          </table:table-cell>
          <table:table-cell table:style-name="ce98"/>
          <table:table-cell table:style-name="ce105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94.77" calcext:value-type="float">
            <text:p><text:s/>395 <text:s/></text:p>
          </table:table-cell>
          <table:table-cell table:style-name="ce69" table:number-columns-repeated="2"/>
          <table:table-cell table:style-name="ce86" office:value-type="float" office:value="31" calcext:value-type="float">
            <text:p>31</text:p>
          </table:table-cell>
          <table:table-cell table:style-name="ce40"/>
          <table:table-cell table:style-name="ce106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29118.836192566" calcext:value-type="float">
            <text:p><text:s/>229,119 <text:s/></text:p>
          </table:table-cell>
          <table:table-cell table:style-name="ce70" table:number-columns-repeated="2"/>
          <table:table-cell table:style-name="ce87" office:value-type="float" office:value="32" calcext:value-type="float">
            <text:p>32</text:p>
          </table:table-cell>
          <table:table-cell table:style-name="ce99" office:value-type="string" calcext:value-type="string">
            <text:p>-</text:p>
          </table:table-cell>
          <table:table-cell table:style-name="ce107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7940468.0325573" calcext:value-type="float">
            <text:p><text:s/>17,940,468 <text:s/></text:p>
          </table:table-cell>
          <table:table-cell table:style-name="ce69" table:number-columns-repeated="2"/>
          <table:table-cell table:style-name="ce86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4832564.496968" calcext:value-type="float">
            <text:p><text:s/>14,832,564 <text:s/></text:p>
          </table:table-cell>
          <table:table-cell table:style-name="ce70" table:number-columns-repeated="2"/>
          <table:table-cell table:style-name="ce87" office:value-type="float" office:value="34" calcext:value-type="float">
            <text:p>34</text:p>
          </table:table-cell>
          <table:table-cell table:style-name="ce99"/>
          <table:table-cell table:style-name="ce107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816447.089084" calcext:value-type="float">
            <text:p><text:s/>7,816,447 <text:s/></text:p>
          </table:table-cell>
          <table:table-cell table:style-name="ce68" table:number-columns-repeated="2"/>
          <table:table-cell table:style-name="ce85" office:value-type="float" office:value="35" calcext:value-type="float">
            <text:p>35</text:p>
          </table:table-cell>
          <table:table-cell table:style-name="ce98"/>
          <table:table-cell table:style-name="ce105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5951.183472" calcext:value-type="float">
            <text:p><text:s/>95,951 <text:s/></text:p>
          </table:table-cell>
          <table:table-cell table:style-name="ce68" table:number-columns-repeated="2"/>
          <table:table-cell table:style-name="ce85" office:value-type="float" office:value="36" calcext:value-type="float">
            <text:p>36</text:p>
          </table:table-cell>
          <table:table-cell table:style-name="ce98"/>
          <table:table-cell table:style-name="ce105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9931.93095" calcext:value-type="float">
            <text:p><text:s/>479,932 <text:s/></text:p>
          </table:table-cell>
          <table:table-cell table:style-name="ce68" table:number-columns-repeated="2"/>
          <table:table-cell table:style-name="ce85" office:value-type="float" office:value="37" calcext:value-type="float">
            <text:p>37</text:p>
          </table:table-cell>
          <table:table-cell table:style-name="ce98"/>
          <table:table-cell table:style-name="ce105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77166.950224" calcext:value-type="float">
            <text:p><text:s/>977,167 <text:s/></text:p>
          </table:table-cell>
          <table:table-cell table:style-name="ce68" table:number-columns-repeated="2"/>
          <table:table-cell table:style-name="ce85" office:value-type="float" office:value="38" calcext:value-type="float">
            <text:p>38</text:p>
          </table:table-cell>
          <table:table-cell table:style-name="ce98"/>
          <table:table-cell table:style-name="ce105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342.191698" calcext:value-type="float">
            <text:p><text:s/>25,342 <text:s/></text:p>
          </table:table-cell>
          <table:table-cell table:style-name="ce68" table:number-columns-repeated="2"/>
          <table:table-cell table:style-name="ce85" office:value-type="float" office:value="39" calcext:value-type="float">
            <text:p>39</text:p>
          </table:table-cell>
          <table:table-cell table:style-name="ce98"/>
          <table:table-cell table:style-name="ce105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002.24044" calcext:value-type="float">
            <text:p><text:s/>56,002 <text:s/></text:p>
          </table:table-cell>
          <table:table-cell table:style-name="ce68" table:number-columns-repeated="2"/>
          <table:table-cell table:style-name="ce85" office:value-type="float" office:value="40" calcext:value-type="float">
            <text:p>40</text:p>
          </table:table-cell>
          <table:table-cell table:style-name="ce98"/>
          <table:table-cell table:style-name="ce105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75533.532538" calcext:value-type="float">
            <text:p><text:s/>575,534 <text:s/></text:p>
          </table:table-cell>
          <table:table-cell table:style-name="ce68" table:number-columns-repeated="2"/>
          <table:table-cell table:style-name="ce85" office:value-type="float" office:value="41" calcext:value-type="float">
            <text:p>41</text:p>
          </table:table-cell>
          <table:table-cell table:style-name="ce98"/>
          <table:table-cell table:style-name="ce105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398.3604" calcext:value-type="float">
            <text:p><text:s/>6,398 <text:s/></text:p>
          </table:table-cell>
          <table:table-cell table:style-name="ce68" table:number-columns-repeated="2"/>
          <table:table-cell table:style-name="ce85" office:value-type="float" office:value="42" calcext:value-type="float">
            <text:p>42</text:p>
          </table:table-cell>
          <table:table-cell table:style-name="ce98"/>
          <table:table-cell table:style-name="ce105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60221.212126" calcext:value-type="float">
            <text:p><text:s/>960,221 <text:s/></text:p>
          </table:table-cell>
          <table:table-cell table:style-name="ce68" table:number-columns-repeated="2"/>
          <table:table-cell table:style-name="ce85" office:value-type="float" office:value="43" calcext:value-type="float">
            <text:p>43</text:p>
          </table:table-cell>
          <table:table-cell table:style-name="ce98"/>
          <table:table-cell table:style-name="ce105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2810.254768" calcext:value-type="float">
            <text:p><text:s/>542,810 <text:s/></text:p>
          </table:table-cell>
          <table:table-cell table:style-name="ce68" table:number-columns-repeated="2"/>
          <table:table-cell table:style-name="ce85" office:value-type="float" office:value="44" calcext:value-type="float">
            <text:p>44</text:p>
          </table:table-cell>
          <table:table-cell table:style-name="ce98"/>
          <table:table-cell table:style-name="ce105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523650.291806" calcext:value-type="float">
            <text:p>( 523,650 <text:s/>)</text:p>
          </table:table-cell>
          <table:table-cell table:style-name="ce71"/>
          <table:table-cell table:style-name="ce68"/>
          <table:table-cell table:style-name="ce85" office:value-type="float" office:value="45" calcext:value-type="float">
            <text:p>45</text:p>
          </table:table-cell>
          <table:table-cell table:style-name="ce98"/>
          <table:table-cell table:style-name="ce105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5" office:value-type="float" office:value="46" calcext:value-type="float">
            <text:p>46</text:p>
          </table:table-cell>
          <table:table-cell table:style-name="ce98"/>
          <table:table-cell table:style-name="ce105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9159.962962" calcext:value-type="float">
            <text:p>( 19,160 <text:s/>)</text:p>
          </table:table-cell>
          <table:table-cell table:style-name="ce71"/>
          <table:table-cell table:style-name="ce68"/>
          <table:table-cell table:style-name="ce85" office:value-type="float" office:value="47" calcext:value-type="float">
            <text:p>47</text:p>
          </table:table-cell>
          <table:table-cell table:style-name="ce98"/>
          <table:table-cell table:style-name="ce105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1928.575022" calcext:value-type="float">
            <text:p><text:s/>231,929 <text:s/></text:p>
          </table:table-cell>
          <table:table-cell table:style-name="ce68" table:number-columns-repeated="2"/>
          <table:table-cell table:style-name="ce85" office:value-type="float" office:value="48" calcext:value-type="float">
            <text:p>48</text:p>
          </table:table-cell>
          <table:table-cell table:style-name="ce98"/>
          <table:table-cell table:style-name="ce105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4379.417336" calcext:value-type="float">
            <text:p><text:s/>104,379 <text:s/></text:p>
          </table:table-cell>
          <table:table-cell table:style-name="ce68" table:number-columns-repeated="2"/>
          <table:table-cell table:style-name="ce85" office:value-type="float" office:value="49" calcext:value-type="float">
            <text:p>49</text:p>
          </table:table-cell>
          <table:table-cell table:style-name="ce98"/>
          <table:table-cell table:style-name="ce105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81102.965" calcext:value-type="float">
            <text:p><text:s/>81,103 <text:s/></text:p>
          </table:table-cell>
          <table:table-cell table:style-name="ce72"/>
          <table:table-cell table:style-name="ce77"/>
          <table:table-cell table:style-name="ce88" office:value-type="float" office:value="50" calcext:value-type="float">
            <text:p>50</text:p>
          </table:table-cell>
          <table:table-cell table:style-name="ce100"/>
          <table:table-cell table:style-name="ce108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6473.43674" calcext:value-type="float">
            <text:p><text:s/>96,473 <text:s/></text:p>
          </table:table-cell>
          <table:table-cell table:style-name="ce68"/>
          <table:table-cell table:style-name="ce78"/>
          <table:table-cell table:style-name="ce89" office:value-type="float" office:value="51" calcext:value-type="float">
            <text:p>51</text:p>
          </table:table-cell>
          <table:table-cell table:style-name="ce98"/>
          <table:table-cell table:style-name="ce105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4468.254532" calcext:value-type="float">
            <text:p><text:s/>124,468 <text:s/></text:p>
          </table:table-cell>
          <table:table-cell table:style-name="ce68"/>
          <table:table-cell table:style-name="ce78"/>
          <table:table-cell table:style-name="ce89" office:value-type="float" office:value="52" calcext:value-type="float">
            <text:p>52</text:p>
          </table:table-cell>
          <table:table-cell table:style-name="ce98"/>
          <table:table-cell table:style-name="ce105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429385.052558" calcext:value-type="float">
            <text:p><text:s/>429,385 <text:s/></text:p>
          </table:table-cell>
          <table:table-cell table:style-name="ce72"/>
          <table:table-cell table:style-name="ce77"/>
          <table:table-cell table:style-name="ce88" office:value-type="float" office:value="53" calcext:value-type="float">
            <text:p>53</text:p>
          </table:table-cell>
          <table:table-cell table:style-name="ce100"/>
          <table:table-cell table:style-name="ce108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93647.804004" calcext:value-type="float">
            <text:p><text:s/>2,193,648 <text:s/></text:p>
          </table:table-cell>
          <table:table-cell table:style-name="ce68"/>
          <table:table-cell table:style-name="ce78"/>
          <table:table-cell table:style-name="ce89" office:value-type="float" office:value="54" calcext:value-type="float">
            <text:p>54</text:p>
          </table:table-cell>
          <table:table-cell table:style-name="ce98"/>
          <table:table-cell table:style-name="ce105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34001.936582" calcext:value-type="float">
            <text:p><text:s/>1,334,002 <text:s/></text:p>
          </table:table-cell>
          <table:table-cell table:style-name="ce68"/>
          <table:table-cell table:style-name="ce78"/>
          <table:table-cell table:style-name="ce89" office:value-type="float" office:value="55" calcext:value-type="float">
            <text:p>55</text:p>
          </table:table-cell>
          <table:table-cell table:style-name="ce98"/>
          <table:table-cell table:style-name="ce105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59645.867422" calcext:value-type="float">
            <text:p><text:s/>859,646 <text:s/></text:p>
          </table:table-cell>
          <table:table-cell table:style-name="ce68"/>
          <table:table-cell table:style-name="ce78"/>
          <table:table-cell table:style-name="ce89" office:value-type="float" office:value="56" calcext:value-type="float">
            <text:p>56</text:p>
          </table:table-cell>
          <table:table-cell table:style-name="ce98"/>
          <table:table-cell table:style-name="ce105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29036.2528" calcext:value-type="float">
            <text:p>( 129,036 <text:s/>)</text:p>
          </table:table-cell>
          <table:table-cell table:style-name="ce71"/>
          <table:table-cell table:style-name="ce78"/>
          <table:table-cell table:style-name="ce89" office:value-type="float" office:value="57" calcext:value-type="float">
            <text:p>57</text:p>
          </table:table-cell>
          <table:table-cell table:style-name="ce98"/>
          <table:table-cell table:style-name="ce105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184197.5712" calcext:value-type="float">
            <text:p>( 184,198 <text:s/>)</text:p>
          </table:table-cell>
          <table:table-cell table:style-name="ce73"/>
          <table:table-cell table:style-name="ce77"/>
          <table:table-cell table:style-name="ce88" office:value-type="float" office:value="58" calcext:value-type="float">
            <text:p>58</text:p>
          </table:table-cell>
          <table:table-cell table:style-name="ce100"/>
          <table:table-cell table:style-name="ce108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47642.14217" calcext:value-type="float">
            <text:p><text:s/>1,147,642 <text:s/></text:p>
          </table:table-cell>
          <table:table-cell table:style-name="ce68"/>
          <table:table-cell table:style-name="ce78"/>
          <table:table-cell table:style-name="ce89" office:value-type="float" office:value="59" calcext:value-type="float">
            <text:p>59</text:p>
          </table:table-cell>
          <table:table-cell table:style-name="ce98"/>
          <table:table-cell table:style-name="ce105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88887.114164" calcext:value-type="float">
            <text:p><text:s/>1,088,887 <text:s/></text:p>
          </table:table-cell>
          <table:table-cell table:style-name="ce68"/>
          <table:table-cell table:style-name="ce78"/>
          <table:table-cell table:style-name="ce89" office:value-type="float" office:value="60" calcext:value-type="float">
            <text:p>60</text:p>
          </table:table-cell>
          <table:table-cell table:style-name="ce98"/>
          <table:table-cell table:style-name="ce105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8755.028006" calcext:value-type="float">
            <text:p><text:s/>58,755 <text:s/></text:p>
          </table:table-cell>
          <table:table-cell table:style-name="ce68"/>
          <table:table-cell table:style-name="ce78"/>
          <table:table-cell table:style-name="ce89" office:value-type="float" office:value="61" calcext:value-type="float">
            <text:p>61</text:p>
          </table:table-cell>
          <table:table-cell table:style-name="ce98"/>
          <table:table-cell table:style-name="ce105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1106.896724" calcext:value-type="float">
            <text:p>( 21,107 <text:s/>)</text:p>
          </table:table-cell>
          <table:table-cell table:style-name="ce71"/>
          <table:table-cell table:style-name="ce78"/>
          <table:table-cell table:style-name="ce89" office:value-type="float" office:value="62" calcext:value-type="float">
            <text:p>62</text:p>
          </table:table-cell>
          <table:table-cell table:style-name="ce98"/>
          <table:table-cell table:style-name="ce105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6594.329354" calcext:value-type="float">
            <text:p><text:s/>166,594 <text:s/></text:p>
          </table:table-cell>
          <table:table-cell table:style-name="ce68"/>
          <table:table-cell table:style-name="ce78"/>
          <table:table-cell table:style-name="ce89" office:value-type="float" office:value="63" calcext:value-type="float">
            <text:p>63</text:p>
          </table:table-cell>
          <table:table-cell table:style-name="ce98"/>
          <table:table-cell table:style-name="ce105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81242.65425" calcext:value-type="float">
            <text:p><text:s/>81,243 <text:s/></text:p>
          </table:table-cell>
          <table:table-cell table:style-name="ce72"/>
          <table:table-cell table:style-name="ce77"/>
          <table:table-cell table:style-name="ce88" office:value-type="float" office:value="64" calcext:value-type="float">
            <text:p>64</text:p>
          </table:table-cell>
          <table:table-cell table:style-name="ce100"/>
          <table:table-cell table:style-name="ce108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9147.226362" calcext:value-type="float">
            <text:p><text:s/>139,147 <text:s/></text:p>
          </table:table-cell>
          <table:table-cell table:style-name="ce68"/>
          <table:table-cell table:style-name="ce78"/>
          <table:table-cell table:style-name="ce89" office:value-type="float" office:value="65" calcext:value-type="float">
            <text:p>65</text:p>
          </table:table-cell>
          <table:table-cell table:style-name="ce98"/>
          <table:table-cell table:style-name="ce105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5" office:value-type="float" office:value="66" calcext:value-type="float">
            <text:p>66</text:p>
          </table:table-cell>
          <table:table-cell table:style-name="ce98"/>
          <table:table-cell table:style-name="ce105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7397.979354" calcext:value-type="float">
            <text:p><text:s/>67,398 <text:s/></text:p>
          </table:table-cell>
          <table:table-cell table:style-name="ce68" table:number-columns-repeated="2"/>
          <table:table-cell table:style-name="ce85" office:value-type="float" office:value="67" calcext:value-type="float">
            <text:p>67</text:p>
          </table:table-cell>
          <table:table-cell table:style-name="ce98"/>
          <table:table-cell table:style-name="ce105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68" calcext:value-type="float">
            <text:p>68</text:p>
          </table:table-cell>
          <table:table-cell table:style-name="ce98"/>
          <table:table-cell table:style-name="ce105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891.388566" calcext:value-type="float">
            <text:p><text:s/>45,891 <text:s/></text:p>
          </table:table-cell>
          <table:table-cell table:style-name="ce68" table:number-columns-repeated="2"/>
          <table:table-cell table:style-name="ce85" office:value-type="float" office:value="69" calcext:value-type="float">
            <text:p>69</text:p>
          </table:table-cell>
          <table:table-cell table:style-name="ce98"/>
          <table:table-cell table:style-name="ce105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836.210816" calcext:value-type="float">
            <text:p><text:s/>40,836 <text:s/></text:p>
          </table:table-cell>
          <table:table-cell table:style-name="ce68" table:number-columns-repeated="2"/>
          <table:table-cell table:style-name="ce85" office:value-type="float" office:value="70" calcext:value-type="float">
            <text:p>70</text:p>
          </table:table-cell>
          <table:table-cell table:style-name="ce98"/>
          <table:table-cell table:style-name="ce105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7173.00853" calcext:value-type="float">
            <text:p><text:s/>107,173 <text:s/></text:p>
          </table:table-cell>
          <table:table-cell table:style-name="ce68" table:number-columns-repeated="2"/>
          <table:table-cell table:style-name="ce85" office:value-type="float" office:value="71" calcext:value-type="float">
            <text:p>71</text:p>
          </table:table-cell>
          <table:table-cell table:style-name="ce98"/>
          <table:table-cell table:style-name="ce105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2" calcext:value-type="float">
            <text:p>72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65089.616" calcext:value-type="float">
            <text:p><text:s/>3,065,090 <text:s/></text:p>
          </table:table-cell>
          <table:table-cell table:style-name="ce68" table:number-columns-repeated="2"/>
          <table:table-cell table:style-name="ce84" office:value-type="float" office:value="73" calcext:value-type="float">
            <text:p>73</text:p>
          </table:table-cell>
          <table:table-cell table:style-name="ce37"/>
          <table:table-cell table:style-name="ce104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024.298" calcext:value-type="float">
            <text:p><text:s/>46,024 <text:s/></text:p>
          </table:table-cell>
          <table:table-cell table:style-name="ce68" table:number-columns-repeated="2"/>
          <table:table-cell table:style-name="ce85" office:value-type="float" office:value="74" calcext:value-type="float">
            <text:p>74</text:p>
          </table:table-cell>
          <table:table-cell table:style-name="ce98"/>
          <table:table-cell table:style-name="ce105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39156.82" calcext:value-type="float">
            <text:p><text:s/>2,939,157 <text:s/></text:p>
          </table:table-cell>
          <table:table-cell table:style-name="ce68" table:number-columns-repeated="2"/>
          <table:table-cell table:style-name="ce85" office:value-type="float" office:value="75" calcext:value-type="float">
            <text:p>75</text:p>
          </table:table-cell>
          <table:table-cell table:style-name="ce98"/>
          <table:table-cell table:style-name="ce105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3081.058" calcext:value-type="float">
            <text:p><text:s/>63,081 <text:s/></text:p>
          </table:table-cell>
          <table:table-cell table:style-name="ce68" table:number-columns-repeated="2"/>
          <table:table-cell table:style-name="ce85" office:value-type="float" office:value="76" calcext:value-type="float">
            <text:p>76</text:p>
          </table:table-cell>
          <table:table-cell table:style-name="ce98"/>
          <table:table-cell table:style-name="ce105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77" calcext:value-type="float">
            <text:p>77</text:p>
          </table:table-cell>
          <table:table-cell table:style-name="ce98"/>
          <table:table-cell table:style-name="ce105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827.44" calcext:value-type="float">
            <text:p><text:s/>16,827 <text:s/></text:p>
          </table:table-cell>
          <table:table-cell table:style-name="ce68" table:number-columns-repeated="2"/>
          <table:table-cell table:style-name="ce85" office:value-type="float" office:value="78" calcext:value-type="float">
            <text:p>78</text:p>
          </table:table-cell>
          <table:table-cell table:style-name="ce98"/>
          <table:table-cell table:style-name="ce105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9" calcext:value-type="float">
            <text:p>79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88470.607786" calcext:value-type="float">
            <text:p><text:s/>788,471 <text:s/></text:p>
          </table:table-cell>
          <table:table-cell table:style-name="ce68" table:number-columns-repeated="2"/>
          <table:table-cell table:style-name="ce84" office:value-type="float" office:value="80" calcext:value-type="float">
            <text:p>80</text:p>
          </table:table-cell>
          <table:table-cell table:style-name="ce37"/>
          <table:table-cell table:style-name="ce104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828.259616" calcext:value-type="float">
            <text:p><text:s/>28,828 <text:s/></text:p>
          </table:table-cell>
          <table:table-cell table:style-name="ce68" table:number-columns-repeated="2"/>
          <table:table-cell table:style-name="ce85" office:value-type="float" office:value="81" calcext:value-type="float">
            <text:p>81</text:p>
          </table:table-cell>
          <table:table-cell table:style-name="ce98"/>
          <table:table-cell table:style-name="ce105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759642.34817" calcext:value-type="float">
            <text:p><text:s/>759,642 <text:s/></text:p>
          </table:table-cell>
          <table:table-cell table:style-name="ce69" table:number-columns-repeated="2"/>
          <table:table-cell table:style-name="ce86" office:value-type="float" office:value="82" calcext:value-type="float">
            <text:p>82</text:p>
          </table:table-cell>
          <table:table-cell table:style-name="ce40"/>
          <table:table-cell table:style-name="ce106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42516.112864" calcext:value-type="float">
            <text:p><text:s/>1,442,516 <text:s/></text:p>
          </table:table-cell>
          <table:table-cell table:style-name="ce68" table:number-columns-repeated="2"/>
          <table:table-cell table:style-name="ce85" office:value-type="float" office:value="83" calcext:value-type="float">
            <text:p>83</text:p>
          </table:table-cell>
          <table:table-cell table:style-name="ce98"/>
          <table:table-cell table:style-name="ce105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280.1683848393" calcext:value-type="float">
            <text:p><text:s/>48,280 <text:s/></text:p>
          </table:table-cell>
          <table:table-cell table:style-name="ce68" table:number-columns-repeated="2"/>
          <table:table-cell table:style-name="ce85" office:value-type="float" office:value="84" calcext:value-type="float">
            <text:p>84</text:p>
          </table:table-cell>
          <table:table-cell table:style-name="ce98"/>
          <table:table-cell table:style-name="ce105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2892.118461705" calcext:value-type="float">
            <text:p><text:s/>152,892 <text:s/></text:p>
          </table:table-cell>
          <table:table-cell table:style-name="ce68" table:number-columns-repeated="2"/>
          <table:table-cell table:style-name="ce85" office:value-type="float" office:value="85" calcext:value-type="float">
            <text:p>85</text:p>
          </table:table-cell>
          <table:table-cell table:style-name="ce98"/>
          <table:table-cell table:style-name="ce105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8028.826174" calcext:value-type="float">
            <text:p><text:s/>68,029 <text:s/></text:p>
          </table:table-cell>
          <table:table-cell table:style-name="ce68" table:number-columns-repeated="2"/>
          <table:table-cell table:style-name="ce85" office:value-type="float" office:value="86" calcext:value-type="float">
            <text:p>86</text:p>
          </table:table-cell>
          <table:table-cell table:style-name="ce98"/>
          <table:table-cell table:style-name="ce105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697.777706" calcext:value-type="float">
            <text:p><text:s/>11,698 <text:s/></text:p>
          </table:table-cell>
          <table:table-cell table:style-name="ce68" table:number-columns-repeated="2"/>
          <table:table-cell table:style-name="ce85" office:value-type="float" office:value="87" calcext:value-type="float">
            <text:p>87</text:p>
          </table:table-cell>
          <table:table-cell table:style-name="ce98"/>
          <table:table-cell table:style-name="ce105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321.23707" calcext:value-type="float">
            <text:p><text:s/>26,321 <text:s/></text:p>
          </table:table-cell>
          <table:table-cell table:style-name="ce68" table:number-columns-repeated="2"/>
          <table:table-cell table:style-name="ce85" office:value-type="float" office:value="88" calcext:value-type="float">
            <text:p>88</text:p>
          </table:table-cell>
          <table:table-cell table:style-name="ce98"/>
          <table:table-cell table:style-name="ce105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385.3861735096" calcext:value-type="float">
            <text:p><text:s/>22,385 <text:s/></text:p>
          </table:table-cell>
          <table:table-cell table:style-name="ce68" table:number-columns-repeated="2"/>
          <table:table-cell table:style-name="ce85" office:value-type="float" office:value="89" calcext:value-type="float">
            <text:p>89</text:p>
          </table:table-cell>
          <table:table-cell table:style-name="ce98"/>
          <table:table-cell table:style-name="ce105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17.89621016497" calcext:value-type="float">
            <text:p><text:s/>4,418 <text:s/></text:p>
          </table:table-cell>
          <table:table-cell table:style-name="ce68" table:number-columns-repeated="2"/>
          <table:table-cell table:style-name="ce85" office:value-type="float" office:value="90" calcext:value-type="float">
            <text:p>90</text:p>
          </table:table-cell>
          <table:table-cell table:style-name="ce98"/>
          <table:table-cell table:style-name="ce105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691.2292337814" calcext:value-type="float">
            <text:p><text:s/>61,691 <text:s/></text:p>
          </table:table-cell>
          <table:table-cell table:style-name="ce68" table:number-columns-repeated="2"/>
          <table:table-cell table:style-name="ce85" office:value-type="float" office:value="91" calcext:value-type="float">
            <text:p>91</text:p>
          </table:table-cell>
          <table:table-cell table:style-name="ce98"/>
          <table:table-cell table:style-name="ce105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56301.139892" calcext:value-type="float">
            <text:p><text:s/>756,301 <text:s/></text:p>
          </table:table-cell>
          <table:table-cell table:style-name="ce68" table:number-columns-repeated="2"/>
          <table:table-cell table:style-name="ce85" office:value-type="float" office:value="92" calcext:value-type="float">
            <text:p>92</text:p>
          </table:table-cell>
          <table:table-cell table:style-name="ce98"/>
          <table:table-cell table:style-name="ce105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90500.333558" calcext:value-type="float">
            <text:p><text:s/>290,500 <text:s/></text:p>
          </table:table-cell>
          <table:table-cell table:style-name="ce69" table:number-columns-repeated="2"/>
          <table:table-cell table:style-name="ce86" office:value-type="float" office:value="93" calcext:value-type="float">
            <text:p>93</text:p>
          </table:table-cell>
          <table:table-cell table:style-name="ce40"/>
          <table:table-cell table:style-name="ce106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720041.071234" calcext:value-type="float">
            <text:p><text:s/>1,720,041 <text:s/></text:p>
          </table:table-cell>
          <table:table-cell table:style-name="ce69" table:number-columns-repeated="2"/>
          <table:table-cell table:style-name="ce86" office:value-type="float" office:value="94" calcext:value-type="float">
            <text:p>94</text:p>
          </table:table-cell>
          <table:table-cell table:style-name="ce40"/>
          <table:table-cell table:style-name="ce106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07903.53558932" calcext:value-type="float">
            <text:p><text:s/>3,107,904 <text:s/></text:p>
          </table:table-cell>
          <table:table-cell table:style-name="ce68" table:number-columns-repeated="2"/>
          <table:table-cell table:style-name="ce84" office:value-type="float" office:value="95" calcext:value-type="float">
            <text:p>95</text:p>
          </table:table-cell>
          <table:table-cell table:style-name="ce37"/>
          <table:table-cell table:style-name="ce104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07903.53558932" calcext:value-type="float">
            <text:p><text:s/>3,107,904 <text:s/></text:p>
          </table:table-cell>
          <table:table-cell table:style-name="ce68" table:number-columns-repeated="2"/>
          <table:table-cell table:style-name="ce85" office:value-type="float" office:value="96" calcext:value-type="float">
            <text:p>96</text:p>
          </table:table-cell>
          <table:table-cell table:style-name="ce98"/>
          <table:table-cell table:style-name="ce105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992829.8" calcext:value-type="float">
            <text:p>( 1,992,830 <text:s/>)</text:p>
          </table:table-cell>
          <table:table-cell table:style-name="ce71"/>
          <table:table-cell table:style-name="ce68"/>
          <table:table-cell table:style-name="ce85" office:value-type="float" office:value="97" calcext:value-type="float">
            <text:p>97</text:p>
          </table:table-cell>
          <table:table-cell table:style-name="ce98"/>
          <table:table-cell table:style-name="ce105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98" calcext:value-type="float">
            <text:p>98</text:p>
          </table:table-cell>
          <table:table-cell table:style-name="ce98"/>
          <table:table-cell table:style-name="ce105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99" calcext:value-type="float">
            <text:p>99</text:p>
          </table:table-cell>
          <table:table-cell table:style-name="ce40"/>
          <table:table-cell table:style-name="ce106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66" table:number-columns-repeated="2"/>
          <table:table-cell table:style-name="ce48" office:value-type="float" office:value="0" calcext:value-type="float">
            <text:p><text:s/></text:p>
          </table:table-cell>
          <table:table-cell table:style-name="ce90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09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732120.497" calcext:value-type="float">
            <text:p><text:s/>42,732,120 <text:s/></text:p>
          </table:table-cell>
          <table:table-cell table:style-name="ce74"/>
          <table:table-cell table:style-name="ce79"/>
          <table:table-cell table:style-name="ce91" office:value-type="float" office:value="1" calcext:value-type="float">
            <text:p>1</text:p>
          </table:table-cell>
          <table:table-cell table:style-name="ce101" office:value-type="string" calcext:value-type="string">
            <text:p><text:s/></text:p>
          </table:table-cell>
          <table:table-cell table:style-name="ce110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732120.497" calcext:value-type="float">
            <text:p><text:s/>42,732,120 <text:s/></text:p>
          </table:table-cell>
          <table:table-cell table:style-name="ce74"/>
          <table:table-cell table:style-name="ce79"/>
          <table:table-cell table:style-name="ce91" office:value-type="float" office:value="2" calcext:value-type="float">
            <text:p>2</text:p>
          </table:table-cell>
          <table:table-cell table:style-name="ce101"/>
          <table:table-cell table:style-name="ce110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1" office:value-type="float" office:value="3" calcext:value-type="float">
            <text:p>3</text:p>
          </table:table-cell>
          <table:table-cell table:style-name="ce101"/>
          <table:table-cell table:style-name="ce110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102"/>
          <table:table-cell table:style-name="ce110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1" office:value-type="float" office:value="5" calcext:value-type="float">
            <text:p>5</text:p>
          </table:table-cell>
          <table:table-cell table:style-name="ce101"/>
          <table:table-cell table:style-name="ce110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1" office:value-type="float" office:value="6" calcext:value-type="float">
            <text:p>6</text:p>
          </table:table-cell>
          <table:table-cell table:style-name="ce101"/>
          <table:table-cell table:style-name="ce110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5"/>
          <table:table-cell table:style-name="ce80"/>
          <table:table-cell table:style-name="ce93" office:value-type="float" office:value="7" calcext:value-type="float">
            <text:p>7</text:p>
          </table:table-cell>
          <table:table-cell table:style-name="ce103"/>
          <table:table-cell table:style-name="ce111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94"/>
          <table:table-cell table:style-name="ce12" table:number-columns-repeated="2"/>
          <table:table-cell table:style-name="ce36" table:number-columns-repeated="1013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5"/>
          <table:table-cell table:number-columns-repeated="2"/>
          <table:table-cell table:style-name="ce13" table:number-columns-repeated="1013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56</meta:creation-date>
    <meta:initial-creator>國際合作與能源統計科</meta:initial-creator>
    <dc:description>能源平衡表OECD能源統計格式(公噸油當量單位)</dc:description>
    <meta:keyword>台灣能源平衡表</meta:keyword>
    <dc:creator>kenice</dc:creator>
    <meta:print-date>2018-05-14T03:08:13</meta:print-date>
    <dc:date>2020-03-02T03:58:47</dc:date>
    <dc:subject>能源平衡表OECD能源統計格式(公噸油當量單位)</dc:subject>
    <dc:title>能源平衡表OECD能源統計格式(公噸油當量單位)</dc:title>
    <meta:generator>LibreOffice/5.4.1.2$Windows_x86 LibreOffice_project/ea7cb86e6eeb2bf3a5af73a8f7777ac570321527</meta:generator>
    <meta:document-statistic meta:table-count="7" meta:cell-count="7762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